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6.8438in" fo:margin-left="0.0528in" fo:margin-right="0.0715in" table:align="margins" style:writing-mode="lr-tb"/>
    </style:style>
    <style:style style:name="Tabelle1.A" style:family="table-column">
      <style:table-column-properties style:column-width="0.7083in" style:rel-column-width="6782*"/>
    </style:style>
    <style:style style:name="Tabelle1.B" style:family="table-column">
      <style:table-column-properties style:column-width="0.9688in" style:rel-column-width="9276*"/>
    </style:style>
    <style:style style:name="Tabelle1.C" style:family="table-column">
      <style:table-column-properties style:column-width="1.2083in" style:rel-column-width="11570*"/>
    </style:style>
    <style:style style:name="Tabelle1.D" style:family="table-column">
      <style:table-column-properties style:column-width="3.9583in" style:rel-column-width="37907*"/>
    </style:style>
    <style:style style:name="Tabelle1.1" style:family="table-row">
      <style:table-row-properties style:keep-together="true" fo:keep-together="auto"/>
    </style:style>
    <style:style style:name="Tabelle1.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1" style:family="table-cell">
      <style:table-cell-properties style:vertical-align="top" fo:padding-left="0.0486in" fo:padding-right="0.0486in" fo:padding-top="0in" fo:padding-bottom="0in" fo:border="0.0069in solid #000000" style:writing-mode="lr-tb"/>
    </style:style>
    <style:style style:name="Tabelle1.A2" style:family="table-cell" style:data-style-name="N100">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2" style:family="table-cell" style:data-style-name="N100">
      <style:table-cell-properties style:vertical-align="top" fo:padding-left="0.0486in" fo:padding-right="0.0486in" fo:padding-top="0in" fo:padding-bottom="0in" fo:border="0.0069in solid #000000" style:writing-mode="lr-tb"/>
    </style:style>
    <style:style style:name="Tabelle10" style:family="table">
      <style:table-properties style:width="6.9681in" table:align="margins" style:writing-mode="lr-tb"/>
    </style:style>
    <style:style style:name="Tabelle10.A" style:family="table-column">
      <style:table-column-properties style:column-width="0.8229in" style:rel-column-width="7739*"/>
    </style:style>
    <style:style style:name="Tabelle10.B" style:family="table-column">
      <style:table-column-properties style:column-width="6.1451in" style:rel-column-width="57796*"/>
    </style:style>
    <style:style style:name="Tabelle10.A1" style:family="table-cell">
      <style:table-cell-properties fo:padding="0.0382in" fo:border-left="0.0007in solid #000000" fo:border-right="none" fo:border-top="0.0007in solid #000000" fo:border-bottom="none"/>
    </style:style>
    <style:style style:name="Tabelle10.B1" style:family="table-cell">
      <style:table-cell-properties fo:padding="0.0382in" fo:border-left="0.0007in solid #000000" fo:border-right="0.0007in solid #000000" fo:border-top="0.0007in solid #000000" fo:border-bottom="none"/>
    </style:style>
    <style:style style:name="Tabelle10.A2" style:family="table-cell" style:data-style-name="N0">
      <style:table-cell-properties fo:padding="0.0382in" fo:border-left="0.0007in solid #000000" fo:border-right="none" fo:border-top="none" fo:border-bottom="0.0007in solid #000000"/>
    </style:style>
    <style:style style:name="Tabelle10.B2" style:family="table-cell">
      <style:table-cell-properties fo:padding="0.0382in" fo:border-left="0.0007in solid #000000" fo:border-right="0.0007in solid #000000" fo:border-top="none" fo:border-bottom="0.0007in solid #000000"/>
    </style:style>
    <style:style style:name="Tabelle11" style:family="table">
      <style:table-properties style:width="6.9681in" table:align="margins" style:writing-mode="lr-tb"/>
    </style:style>
    <style:style style:name="Tabelle11.A" style:family="table-column">
      <style:table-column-properties style:column-width="0.9167in" style:rel-column-width="8621*"/>
    </style:style>
    <style:style style:name="Tabelle11.B" style:family="table-column">
      <style:table-column-properties style:column-width="6.0514in" style:rel-column-width="56914*"/>
    </style:style>
    <style:style style:name="Tabelle11.A1" style:family="table-cell">
      <style:table-cell-properties fo:padding="0.0382in" fo:border-left="0.0007in solid #000000" fo:border-right="none" fo:border-top="0.0007in solid #000000" fo:border-bottom="none"/>
    </style:style>
    <style:style style:name="Tabelle11.B1" style:family="table-cell">
      <style:table-cell-properties fo:padding="0.0382in" fo:border-left="0.0007in solid #000000" fo:border-right="0.0007in solid #000000" fo:border-top="0.0007in solid #000000" fo:border-bottom="none"/>
    </style:style>
    <style:style style:name="Tabelle11.A2" style:family="table-cell">
      <style:table-cell-properties fo:padding="0.0382in" fo:border-left="0.0007in solid #000000" fo:border-right="none" fo:border-top="none" fo:border-bottom="none"/>
    </style:style>
    <style:style style:name="Tabelle11.B2" style:family="table-cell">
      <style:table-cell-properties fo:padding="0.0382in" fo:border-left="0.0007in solid #000000" fo:border-right="0.0007in solid #000000" fo:border-top="none" fo:border-bottom="none"/>
    </style:style>
    <style:style style:name="Tabelle11.A10" style:family="table-cell">
      <style:table-cell-properties fo:padding="0.0382in" fo:border-left="0.0007in solid #000000" fo:border-right="none" fo:border-top="none" fo:border-bottom="0.0007in solid #000000"/>
    </style:style>
    <style:style style:name="Tabelle11.B10" style:family="table-cell">
      <style:table-cell-properties fo:padding="0.0382in" fo:border-left="0.0007in solid #000000" fo:border-right="0.0007in solid #000000" fo:border-top="none" fo:border-bottom="0.0007in solid #000000"/>
    </style:style>
    <style:style style:name="Tabelle12" style:family="table">
      <style:table-properties style:width="6.9681in" table:align="margins" style:writing-mode="lr-tb"/>
    </style:style>
    <style:style style:name="Tabelle12.A" style:family="table-column">
      <style:table-column-properties style:column-width="0.9167in" style:rel-column-width="8621*"/>
    </style:style>
    <style:style style:name="Tabelle12.B" style:family="table-column">
      <style:table-column-properties style:column-width="6.0514in" style:rel-column-width="56914*"/>
    </style:style>
    <style:style style:name="Tabelle12.A1" style:family="table-cell">
      <style:table-cell-properties fo:padding="0.0382in" fo:border-left="0.0007in solid #000000" fo:border-right="none" fo:border-top="0.0007in solid #000000" fo:border-bottom="none"/>
    </style:style>
    <style:style style:name="Tabelle12.B1" style:family="table-cell">
      <style:table-cell-properties fo:padding="0.0382in" fo:border-left="0.0007in solid #000000" fo:border-right="0.0007in solid #000000" fo:border-top="0.0007in solid #000000" fo:border-bottom="none"/>
    </style:style>
    <style:style style:name="Tabelle12.A2" style:family="table-cell" style:data-style-name="N0">
      <style:table-cell-properties fo:padding="0.0382in" fo:border-left="0.0007in solid #000000" fo:border-right="none" fo:border-top="none" fo:border-bottom="none"/>
    </style:style>
    <style:style style:name="Tabelle12.B2" style:family="table-cell">
      <style:table-cell-properties fo:padding="0.0382in" fo:border-left="0.0007in solid #000000" fo:border-right="0.0007in solid #000000" fo:border-top="none" fo:border-bottom="none"/>
    </style:style>
    <style:style style:name="Tabelle12.A7" style:family="table-cell" style:data-style-name="N0">
      <style:table-cell-properties fo:padding="0.0382in" fo:border-left="0.0007in solid #000000" fo:border-right="none" fo:border-top="none" fo:border-bottom="0.0007in solid #000000"/>
    </style:style>
    <style:style style:name="Tabelle13" style:family="table">
      <style:table-properties style:width="6.9681in" table:align="margins" style:writing-mode="lr-tb"/>
    </style:style>
    <style:style style:name="Tabelle13.A" style:family="table-column">
      <style:table-column-properties style:column-width="0.9167in" style:rel-column-width="8621*"/>
    </style:style>
    <style:style style:name="Tabelle13.B" style:family="table-column">
      <style:table-column-properties style:column-width="6.0514in" style:rel-column-width="56914*"/>
    </style:style>
    <style:style style:name="Tabelle13.A1" style:family="table-cell">
      <style:table-cell-properties fo:padding="0.0382in" fo:border-left="0.0007in solid #000000" fo:border-right="none" fo:border-top="0.0007in solid #000000" fo:border-bottom="none"/>
    </style:style>
    <style:style style:name="Tabelle13.B1" style:family="table-cell">
      <style:table-cell-properties fo:padding="0.0382in" fo:border-left="0.0007in solid #000000" fo:border-right="0.0007in solid #000000" fo:border-top="0.0007in solid #000000" fo:border-bottom="none"/>
    </style:style>
    <style:style style:name="Tabelle13.A2" style:family="table-cell" style:data-style-name="N0">
      <style:table-cell-properties fo:padding="0.0382in" fo:border-left="0.0007in solid #000000" fo:border-right="none" fo:border-top="none" fo:border-bottom="none"/>
    </style:style>
    <style:style style:name="Tabelle13.B2" style:family="table-cell">
      <style:table-cell-properties fo:padding="0.0382in" fo:border-left="0.0007in solid #000000" fo:border-right="0.0007in solid #000000" fo:border-top="none" fo:border-bottom="none"/>
    </style:style>
    <style:style style:name="Tabelle13.A7" style:family="table-cell" style:data-style-name="N0">
      <style:table-cell-properties fo:padding="0.0382in" fo:border-left="0.0007in solid #000000" fo:border-right="none" fo:border-top="none" fo:border-bottom="0.0007in solid #000000"/>
    </style:style>
    <style:style style:name="Tabelle14" style:family="table">
      <style:table-properties style:width="6.9681in" table:align="margins" style:writing-mode="lr-tb"/>
    </style:style>
    <style:style style:name="Tabelle14.A" style:family="table-column">
      <style:table-column-properties style:column-width="0.9167in" style:rel-column-width="8621*"/>
    </style:style>
    <style:style style:name="Tabelle14.B" style:family="table-column">
      <style:table-column-properties style:column-width="6.0514in" style:rel-column-width="56914*"/>
    </style:style>
    <style:style style:name="Tabelle14.A1" style:family="table-cell">
      <style:table-cell-properties fo:padding="0.0382in" fo:border-left="0.0007in solid #000000" fo:border-right="none" fo:border-top="0.0007in solid #000000" fo:border-bottom="none"/>
    </style:style>
    <style:style style:name="Tabelle14.B1" style:family="table-cell">
      <style:table-cell-properties fo:padding="0.0382in" fo:border-left="0.0007in solid #000000" fo:border-right="0.0007in solid #000000" fo:border-top="0.0007in solid #000000" fo:border-bottom="none"/>
    </style:style>
    <style:style style:name="Tabelle14.A2" style:family="table-cell">
      <style:table-cell-properties fo:padding="0.0382in" fo:border-left="0.0007in solid #000000" fo:border-right="none" fo:border-top="none" fo:border-bottom="none"/>
    </style:style>
    <style:style style:name="Tabelle14.B2" style:family="table-cell">
      <style:table-cell-properties fo:padding="0.0382in" fo:border-left="0.0007in solid #000000" fo:border-right="0.0007in solid #000000" fo:border-top="none" fo:border-bottom="none"/>
    </style:style>
    <style:style style:name="Tabelle15" style:family="table">
      <style:table-properties style:width="6.9681in" table:align="margins" style:writing-mode="lr-tb"/>
    </style:style>
    <style:style style:name="Tabelle15.A" style:family="table-column">
      <style:table-column-properties style:column-width="0.9167in" style:rel-column-width="8621*"/>
    </style:style>
    <style:style style:name="Tabelle15.B" style:family="table-column">
      <style:table-column-properties style:column-width="6.0514in" style:rel-column-width="56914*"/>
    </style:style>
    <style:style style:name="Tabelle15.A1" style:family="table-cell">
      <style:table-cell-properties fo:padding="0.0382in" fo:border-left="0.0007in solid #000000" fo:border-right="none" fo:border-top="0.0007in solid #000000" fo:border-bottom="none"/>
    </style:style>
    <style:style style:name="Tabelle15.B1" style:family="table-cell">
      <style:table-cell-properties fo:padding="0.0382in" fo:border-left="0.0007in solid #000000" fo:border-right="0.0007in solid #000000" fo:border-top="0.0007in solid #000000" fo:border-bottom="none"/>
    </style:style>
    <style:style style:name="Tabelle15.A2" style:family="table-cell">
      <style:table-cell-properties fo:padding="0.0382in" fo:border-left="0.0007in solid #000000" fo:border-right="none" fo:border-top="none" fo:border-bottom="none"/>
    </style:style>
    <style:style style:name="Tabelle15.B2" style:family="table-cell">
      <style:table-cell-properties fo:padding="0.0382in" fo:border-left="0.0007in solid #000000" fo:border-right="0.0007in solid #000000" fo:border-top="none" fo:border-bottom="none"/>
    </style:style>
    <style:style style:name="Tabelle16" style:family="table">
      <style:table-properties style:width="6.9681in" table:align="margins" style:writing-mode="lr-tb"/>
    </style:style>
    <style:style style:name="Tabelle16.A" style:family="table-column">
      <style:table-column-properties style:column-width="0.8229in" style:rel-column-width="7739*"/>
    </style:style>
    <style:style style:name="Tabelle16.B" style:family="table-column">
      <style:table-column-properties style:column-width="6.1451in" style:rel-column-width="57796*"/>
    </style:style>
    <style:style style:name="Tabelle16.A1" style:family="table-cell">
      <style:table-cell-properties fo:padding="0.0382in" fo:border-left="0.0007in solid #000000" fo:border-right="none" fo:border-top="0.0007in solid #000000" fo:border-bottom="none"/>
    </style:style>
    <style:style style:name="Tabelle16.B1" style:family="table-cell">
      <style:table-cell-properties fo:padding="0.0382in" fo:border-left="0.0007in solid #000000" fo:border-right="0.0007in solid #000000" fo:border-top="0.0007in solid #000000" fo:border-bottom="none"/>
    </style:style>
    <style:style style:name="Tabelle16.A2" style:family="table-cell">
      <style:table-cell-properties fo:padding="0.0382in" fo:border-left="0.0007in solid #000000" fo:border-right="none" fo:border-top="none" fo:border-bottom="0.0007in solid #000000"/>
    </style:style>
    <style:style style:name="Tabelle16.B2" style:family="table-cell">
      <style:table-cell-properties fo:padding="0.0382in" fo:border-left="0.0007in solid #000000" fo:border-right="0.0007in solid #000000" fo:border-top="none" fo:border-bottom="0.0007in solid #000000"/>
    </style:style>
    <style:style style:name="Tabelle3" style:family="table">
      <style:table-properties style:width="6.9681in" table:align="margins" style:writing-mode="lr-tb"/>
    </style:style>
    <style:style style:name="Tabelle3.A" style:family="table-column">
      <style:table-column-properties style:column-width="0.8229in" style:rel-column-width="7739*"/>
    </style:style>
    <style:style style:name="Tabelle3.B" style:family="table-column">
      <style:table-column-properties style:column-width="6.1451in" style:rel-column-width="57796*"/>
    </style:style>
    <style:style style:name="Tabelle3.A1" style:family="table-cell">
      <style:table-cell-properties fo:padding="0.0382in" fo:border-left="0.0007in solid #000000" fo:border-right="none" fo:border-top="0.0007in solid #000000" fo:border-bottom="none"/>
    </style:style>
    <style:style style:name="Tabelle3.B1" style:family="table-cell">
      <style:table-cell-properties fo:padding="0.0382in" fo:border-left="0.0007in solid #000000" fo:border-right="0.0007in solid #000000" fo:border-top="0.0007in solid #000000" fo:border-bottom="none"/>
    </style:style>
    <style:style style:name="Tabelle3.A2" style:family="table-cell" style:data-style-name="N0">
      <style:table-cell-properties fo:padding="0.0382in" fo:border-left="0.0007in solid #000000" fo:border-right="none" fo:border-top="none" fo:border-bottom="0.0007in solid #000000"/>
    </style:style>
    <style:style style:name="Tabelle3.B2" style:family="table-cell">
      <style:table-cell-properties fo:padding="0.0382in" fo:border-left="0.0007in solid #000000" fo:border-right="0.0007in solid #000000" fo:border-top="none" fo:border-bottom="0.0007in solid #000000"/>
    </style:style>
    <style:style style:name="Tabelle4" style:family="table">
      <style:table-properties style:width="6.9681in" table:align="margins" style:writing-mode="lr-tb"/>
    </style:style>
    <style:style style:name="Tabelle4.A" style:family="table-column">
      <style:table-column-properties style:column-width="0.8229in" style:rel-column-width="7739*"/>
    </style:style>
    <style:style style:name="Tabelle4.B" style:family="table-column">
      <style:table-column-properties style:column-width="6.1451in" style:rel-column-width="57796*"/>
    </style:style>
    <style:style style:name="Tabelle4.A1" style:family="table-cell">
      <style:table-cell-properties fo:padding="0.0382in" fo:border-left="0.0007in solid #000000" fo:border-right="none" fo:border-top="0.0007in solid #000000" fo:border-bottom="0.0007in solid #000000"/>
    </style:style>
    <style:style style:name="Tabelle4.B1" style:family="table-cell">
      <style:table-cell-properties fo:padding="0.0382in" fo:border="0.0007in solid #000000"/>
    </style:style>
    <style:style style:name="Tabelle4.A2" style:family="table-cell" style:data-style-name="N0">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9681in" table:align="margins" style:writing-mode="lr-tb"/>
    </style:style>
    <style:style style:name="Tabelle5.A" style:family="table-column">
      <style:table-column-properties style:column-width="0.8229in" style:rel-column-width="7739*"/>
    </style:style>
    <style:style style:name="Tabelle5.B" style:family="table-column">
      <style:table-column-properties style:column-width="6.1451in" style:rel-column-width="57796*"/>
    </style:style>
    <style:style style:name="Tabelle5.A1" style:family="table-cell">
      <style:table-cell-properties fo:padding="0.0382in" fo:border-left="0.0007in solid #000000" fo:border-right="none" fo:border-top="0.0007in solid #000000" fo:border-bottom="0.0007in solid #000000"/>
    </style:style>
    <style:style style:name="Tabelle5.B1" style:family="table-cell">
      <style:table-cell-properties fo:padding="0.0382in" fo:border="0.0007in solid #000000"/>
    </style:style>
    <style:style style:name="Tabelle5.A2" style:family="table-cell" style:data-style-name="N0">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7" style:family="table">
      <style:table-properties style:width="6.9681in" table:align="margins" style:writing-mode="lr-tb"/>
    </style:style>
    <style:style style:name="Tabelle7.A" style:family="table-column">
      <style:table-column-properties style:column-width="0.8229in" style:rel-column-width="7739*"/>
    </style:style>
    <style:style style:name="Tabelle7.B" style:family="table-column">
      <style:table-column-properties style:column-width="6.1451in" style:rel-column-width="57796*"/>
    </style:style>
    <style:style style:name="Tabelle7.A1" style:family="table-cell">
      <style:table-cell-properties fo:padding="0.0382in" fo:border-left="0.0007in solid #000000" fo:border-right="none" fo:border-top="0.0007in solid #000000" fo:border-bottom="0.0007in solid #000000"/>
    </style:style>
    <style:style style:name="Tabelle7.B1" style:family="table-cell">
      <style:table-cell-properties fo:padding="0.0382in" fo:border="0.0007in solid #000000"/>
    </style:style>
    <style:style style:name="Tabelle7.A2" style:family="table-cell">
      <style:table-cell-properties fo:padding="0.0382in" fo:border-left="0.0007in solid #000000" fo:border-right="none" fo:border-top="none" fo:border-bottom="0.0007in solid #000000"/>
    </style:style>
    <style:style style:name="Tabelle7.B2" style:family="table-cell">
      <style:table-cell-properties fo:padding="0.0382in" fo:border-left="0.0007in solid #000000" fo:border-right="0.0007in solid #000000" fo:border-top="none" fo:border-bottom="0.0007in solid #000000"/>
    </style:style>
    <style:style style:name="Tabelle6" style:family="table">
      <style:table-properties style:width="6.9681in" table:align="margins" style:writing-mode="lr-tb"/>
    </style:style>
    <style:style style:name="Tabelle6.A" style:family="table-column">
      <style:table-column-properties style:column-width="0.8229in" style:rel-column-width="7739*"/>
    </style:style>
    <style:style style:name="Tabelle6.B" style:family="table-column">
      <style:table-column-properties style:column-width="6.1451in" style:rel-column-width="57796*"/>
    </style:style>
    <style:style style:name="Tabelle6.A1" style:family="table-cell">
      <style:table-cell-properties fo:padding="0.0382in" fo:border-left="0.0007in solid #000000" fo:border-right="none" fo:border-top="0.0007in solid #000000" fo:border-bottom="0.0007in solid #000000"/>
    </style:style>
    <style:style style:name="Tabelle6.B1" style:family="table-cell">
      <style:table-cell-properties fo:padding="0.0382in" fo:border="0.0007in solid #000000"/>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8" style:family="table">
      <style:table-properties style:width="6.9681in" table:align="margins" style:writing-mode="lr-tb"/>
    </style:style>
    <style:style style:name="Tabelle8.A" style:family="table-column">
      <style:table-column-properties style:column-width="0.8229in" style:rel-column-width="7739*"/>
    </style:style>
    <style:style style:name="Tabelle8.B" style:family="table-column">
      <style:table-column-properties style:column-width="6.1451in" style:rel-column-width="57796*"/>
    </style:style>
    <style:style style:name="Tabelle8.A1" style:family="table-cell">
      <style:table-cell-properties fo:padding="0.0382in" fo:border-left="0.0007in solid #000000" fo:border-right="none" fo:border-top="0.0007in solid #000000" fo:border-bottom="0.0007in solid #000000"/>
    </style:style>
    <style:style style:name="Tabelle8.B1" style:family="table-cell">
      <style:table-cell-properties fo:padding="0.0382in" fo:border="0.0007in solid #000000"/>
    </style:style>
    <style:style style:name="Tabelle8.A2" style:family="table-cell">
      <style:table-cell-properties fo:padding="0.0382in" fo:border-left="0.0007in solid #000000" fo:border-right="none" fo:border-top="none" fo:border-bottom="0.0007in solid #000000"/>
    </style:style>
    <style:style style:name="Tabelle8.B2" style:family="table-cell">
      <style:table-cell-properties fo:padding="0.0382in" fo:border-left="0.0007in solid #000000" fo:border-right="0.0007in solid #000000" fo:border-top="none" fo:border-bottom="0.0007in solid #000000"/>
    </style:style>
    <style:style style:name="Tabelle9" style:family="table">
      <style:table-properties style:width="6.9681in" table:align="margins" style:writing-mode="lr-tb"/>
    </style:style>
    <style:style style:name="Tabelle9.A" style:family="table-column">
      <style:table-column-properties style:column-width="0.8229in" style:rel-column-width="7739*"/>
    </style:style>
    <style:style style:name="Tabelle9.B" style:family="table-column">
      <style:table-column-properties style:column-width="6.1451in" style:rel-column-width="57796*"/>
    </style:style>
    <style:style style:name="Tabelle9.A1" style:family="table-cell">
      <style:table-cell-properties fo:padding="0.0382in" fo:border-left="0.0007in solid #000000" fo:border-right="none" fo:border-top="0.0007in solid #000000" fo:border-bottom="0.0007in solid #000000"/>
    </style:style>
    <style:style style:name="Tabelle9.B1" style:family="table-cell">
      <style:table-cell-properties fo:padding="0.0382in" fo:border="0.0007in solid #000000"/>
    </style:style>
    <style:style style:name="Tabelle9.A2" style:family="table-cell">
      <style:table-cell-properties fo:padding="0.0382in" fo:border-left="0.0007in solid #000000" fo:border-right="none" fo:border-top="none" fo:border-bottom="0.0007in solid #000000"/>
    </style:style>
    <style:style style:name="Tabelle9.B2" style:family="table-cell">
      <style:table-cell-properties fo:padding="0.0382in" fo:border-left="0.0007in solid #000000" fo:border-right="0.0007in solid #000000" fo:border-top="none" fo:border-bottom="0.0007in solid #000000"/>
    </style:style>
    <style:style style:name="Tabelle17" style:family="table">
      <style:table-properties style:width="6.9681in" table:align="margins" style:writing-mode="lr-tb"/>
    </style:style>
    <style:style style:name="Tabelle17.A" style:family="table-column">
      <style:table-column-properties style:column-width="0.1667in" style:rel-column-width="1567*"/>
    </style:style>
    <style:style style:name="Tabelle17.B" style:family="table-column">
      <style:table-column-properties style:column-width="0.1778in" style:rel-column-width="1672*"/>
    </style:style>
    <style:style style:name="Tabelle17.C" style:family="table-column">
      <style:table-column-properties style:column-width="0.166in" style:rel-column-width="1560*"/>
    </style:style>
    <style:style style:name="Tabelle17.D" style:family="table-column">
      <style:table-column-properties style:column-width="0.2083in" style:rel-column-width="1959*"/>
    </style:style>
    <style:style style:name="Tabelle17.E" style:family="table-column">
      <style:table-column-properties style:column-width="0.2292in" style:rel-column-width="2155*"/>
    </style:style>
    <style:style style:name="Tabelle17.F" style:family="table-column">
      <style:table-column-properties style:column-width="0.1979in" style:rel-column-width="1861*"/>
    </style:style>
    <style:style style:name="Tabelle17.G" style:family="table-column">
      <style:table-column-properties style:column-width="0.2917in" style:rel-column-width="2743*"/>
    </style:style>
    <style:style style:name="Tabelle17.H" style:family="table-column">
      <style:table-column-properties style:column-width="5.5306in" style:rel-column-width="52018*"/>
    </style:style>
    <style:style style:name="Tabelle17.A1" style:family="table-cell" style:data-style-name="N0">
      <style:table-cell-properties fo:padding="0.0382in" fo:border-left="0.0007in solid #000000" fo:border-right="none" fo:border-top="0.0007in solid #000000" fo:border-bottom="none"/>
    </style:style>
    <style:style style:name="Tabelle17.B1" style:family="table-cell" style:data-style-name="N0">
      <style:table-cell-properties fo:padding="0.0382in" fo:border-left="none" fo:border-right="none" fo:border-top="0.0007in solid #000000" fo:border-bottom="none"/>
    </style:style>
    <style:style style:name="Tabelle17.H1" style:family="table-cell">
      <style:table-cell-properties fo:padding="0.0382in" fo:border-left="none" fo:border-right="0.0007in solid #000000" fo:border-top="0.0007in solid #000000" fo:border-bottom="none"/>
    </style:style>
    <style:style style:name="Tabelle17.A2" style:family="table-cell" style:data-style-name="N0">
      <style:table-cell-properties fo:padding="0.0382in" fo:border-left="0.0007in solid #000000" fo:border-right="none" fo:border-top="none" fo:border-bottom="none"/>
    </style:style>
    <style:style style:name="Tabelle17.B2" style:family="table-cell" style:data-style-name="N0">
      <style:table-cell-properties fo:padding="0.0382in" fo:border="none"/>
    </style:style>
    <style:style style:name="Tabelle17.D2" style:family="table-cell">
      <style:table-cell-properties fo:padding="0.0382in" fo:border="none"/>
    </style:style>
    <style:style style:name="Tabelle17.H2" style:family="table-cell">
      <style:table-cell-properties fo:padding="0.0382in" fo:border-left="none" fo:border-right="0.0007in solid #000000" fo:border-top="none" fo:border-bottom="none"/>
    </style:style>
    <style:style style:name="Tabelle17.A11" style:family="table-cell" style:data-style-name="N0">
      <style:table-cell-properties fo:padding="0.0382in" fo:border-left="0.0007in solid #000000" fo:border-right="none" fo:border-top="none" fo:border-bottom="0.0007in solid #000000"/>
    </style:style>
    <style:style style:name="Tabelle17.B11" style:family="table-cell" style:data-style-name="N0">
      <style:table-cell-properties fo:padding="0.0382in" fo:border-left="none" fo:border-right="none" fo:border-top="none" fo:border-bottom="0.0007in solid #000000"/>
    </style:style>
    <style:style style:name="Tabelle17.D11" style:family="table-cell">
      <style:table-cell-properties fo:padding="0.0382in" fo:border-left="none" fo:border-right="none" fo:border-top="none" fo:border-bottom="0.0007in solid #000000"/>
    </style:style>
    <style:style style:name="Tabelle17.H11" style:family="table-cell">
      <style:table-cell-properties fo:padding="0.0382in" fo:border-left="none" fo:border-right="0.0007in solid #000000" fo:border-top="none" fo:border-bottom="0.0007in solid #000000"/>
    </style:style>
    <style:style style:name="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6.9693in" style:type="right"/>
        </style:tab-stops>
      </style:paragraph-properties>
    </style:style>
    <style:style style:name="P6"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P7"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2591in"/>
          <style:tab-stop style:position="6.9693in" style:type="right" style:leader-style="dotted" style:leader-text="."/>
        </style:tab-stops>
      </style:paragraph-properties>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text-align="start" style:justify-single-word="false" style:snap-to-layout-grid="false"/>
    </style:style>
    <style:style style:name="P14" style:family="paragraph" style:parent-style-name="Standard">
      <style:paragraph-properties fo:line-height="100%"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6" style:family="paragraph" style:parent-style-name="Standard">
      <style:paragraph-properties fo:margin-left="0in" fo:margin-right="0in" fo:text-indent="0.0181in" style:auto-text-indent="false" style:snap-to-layout-grid="false"/>
    </style:style>
    <style:style style:name="P17" style:family="paragraph" style:parent-style-name="Standard">
      <style:paragraph-properties fo:margin-left="1.3543in" fo:margin-right="0in" fo:text-align="justify" style:justify-single-word="false" fo:text-indent="-1.3646in" style:auto-text-indent="false">
        <style:tab-stops/>
      </style:paragraph-properties>
    </style:style>
    <style:style style:name="P18" style:family="paragraph" style:parent-style-name="Standard">
      <style:paragraph-properties fo:margin-left="-0.0102in" fo:margin-right="0in" fo:text-align="justify" style:justify-single-word="false" fo:text-indent="0in" style:auto-text-indent="false">
        <style:tab-stops/>
      </style:paragraph-properties>
    </style:style>
    <style:style style:name="P19" style:family="paragraph" style:parent-style-name="Contents_20_1">
      <style:paragraph-properties>
        <style:tab-stops>
          <style:tab-stop style:position="6.9681in" style:type="right" style:leader-style="dotted" style:leader-text="."/>
          <style:tab-stop style:position="6.9693in" style:leader-style="dotted" style:leader-text="."/>
        </style:tab-stops>
      </style:paragraph-properties>
    </style:style>
    <style:style style:name="P20" style:family="paragraph" style:parent-style-name="Contents_20_2">
      <style:paragraph-properties>
        <style:tab-stops>
          <style:tab-stop style:position="6.9681in" style:type="right" style:leader-style="dotted" style:leader-text="."/>
          <style:tab-stop style:position="6.9693in" style:leader-style="dotted" style:leader-text="."/>
        </style:tab-stops>
      </style:paragraph-properties>
    </style:style>
    <style:style style:name="P21" style:family="paragraph" style:parent-style-name="Table_20_Contents">
      <style:paragraph-properties fo:text-align="justify" style:justify-single-word="false"/>
    </style:style>
    <style:style style:name="P22" style:family="paragraph" style:parent-style-name="Standard" style:list-style-name="L1">
      <style:paragraph-properties fo:text-align="justify" style:justify-single-word="false">
        <style:tab-stops>
          <style:tab-stop style:position="1.8654in"/>
          <style:tab-stop style:position="1.989in"/>
        </style:tab-stops>
      </style:paragraph-properties>
    </style:style>
    <style:style style:name="P23" style:family="paragraph" style:parent-style-name="Standard" style:list-style-name="L1">
      <style:paragraph-properties fo:text-align="justify" style:justify-single-word="false">
        <style:tab-stops>
          <style:tab-stop style:position="1.8654in"/>
        </style:tab-stops>
      </style:paragraph-properties>
    </style:style>
    <style:style style:name="P24" style:family="paragraph" style:parent-style-name="Standard">
      <style:text-properties fo:font-size="11pt" style:font-size-asian="11pt" style:font-size-complex="11pt"/>
    </style:style>
    <style:style style:name="P25" style:family="paragraph" style:parent-style-name="Standard" style:master-page-name="First_20_Page">
      <style:paragraph-properties style:page-number="1"/>
    </style:style>
    <style:style style:name="P26" style:family="paragraph" style:parent-style-name="Standard">
      <style:paragraph-properties fo:break-before="page"/>
      <style:text-properties fo:font-size="11pt" style:font-size-asian="11pt" style:font-size-complex="11pt"/>
    </style:style>
    <style:style style:name="P27" style:family="paragraph" style:parent-style-name="Heading_20_2">
      <style:paragraph-properties fo:text-align="justify" style:justify-single-word="false"/>
    </style:style>
    <style:style style:name="P28" style:family="paragraph" style:parent-style-name="Heading_20_2">
      <style:paragraph-properties fo:text-align="justify" style:justify-single-word="false" fo:orphans="2" fo:widows="2" style:text-autospace="none" style:writing-mode="lr-tb"/>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29" style:family="paragraph" style:parent-style-name="Heading_20_1">
      <style:paragraph-properties fo:break-before="pag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language="en" fo:country="US" style:language-complex="ar" style:country-complex="SA"/>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Auditing-System<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5"><text:span text:style-name="T3">Datum</text:span><text:tab/><text:modification-date style:data-style-name="N36">18.01.2011</text:modification-date></text:p>
      <text:p text:style-name="P15"><text:span text:style-name="T3">Quelle</text:span><text:tab/>Dokumente → 04_Test → 04.01_Testspezifikation</text:p>
      <text:p text:style-name="P15"><text:span text:style-name="T3">Autoren</text:span><text:tab/>Icken, Jan-Christopher</text:p>
      <text:p text:style-name="P15"><text:span text:style-name="T3">Version</text:span><text:tab/><text:reference-mark-start text:name="Version"/><text:span text:style-name="Version_20_Char">1.0</text:span><text:reference-mark-end text:name="Version"/></text:p>
      <text:p text:style-name="P15"><text:span text:style-name="T3">Status</text:span><text:tab/>In Bearbeitung</text:p>
      <text:p text:style-name="P15"/>
      <text:p text:style-name="Standard"/>
      <text:p text:style-name="Standard"/>
      <text:p text:style-name="Standard"/>
      <text:p text:style-name="P26">Copyright (C) <text:s/>2011 Hochschule Bremen.</text:p>
      <text:p text:style-name="P24">Permission is granted to copy, distribute and/or modify this document</text:p>
      <text:p text:style-name="P24">under the terms of the GNU Free Documentation License, Version 1.3</text:p>
      <text:p text:style-name="P24">or any later version published by the Free Software Foundation;</text:p>
      <text:p text:style-name="P24">with no Invariant Sections, no Front-Cover Texts, and no Back-Cover Texts.</text:p>
      <text:p text:style-name="P24"></text:p>
      <text:p text:style-name="P24">You should have received a copy of the GNU General Public License</text:p>
      <text:p text:style-name="P24">along with this program. <text:s/>If not, see &lt;http://www.gnu.org/licenses/&gt;.</text:p>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6">Bemerkung</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13">26.05.2010</text:p>
          </table:table-cell>
          <table:table-cell table:style-name="Tabelle1.A2" office:value-type="float" office:value="0">
            <text:p text:style-name="P8">Icken, Jan-Christopher</text:p>
          </table:table-cell>
          <table:table-cell table:style-name="Tabelle1.D2" office:value-type="float" office:value="0">
            <text:p text:style-name="P8">Initialisierung der Testspezifikation</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09.06.2010</text:p>
          </table:table-cell>
          <table:table-cell table:style-name="Tabelle1.A2" office:value-type="float" office:value="0">
            <text:p text:style-name="P8">Nieß, Norman</text:p>
          </table:table-cell>
          <table:table-cell table:style-name="Tabelle1.D2" office:value-type="float" office:value="0">
            <text:p text:style-name="P8">Korrektur von Rechtschreib- und Referenzierfehlern im Zuge des Reviews</text:p>
          </table:table-cell>
        </table:table-row>
        <table:table-row table:style-name="Tabelle1.1">
          <table:table-cell table:style-name="Tabelle1.A2" office:value-type="float" office:value="0">
            <text:p text:style-name="P8">1.0</text:p>
          </table:table-cell>
          <table:table-cell table:style-name="Tabelle1.A2" office:value-type="float" office:value="0">
            <text:p text:style-name="P8">24.06.2010</text:p>
          </table:table-cell>
          <table:table-cell table:style-name="Tabelle1.A2" office:value-type="float" office:value="0">
            <text:p text:style-name="P8">Icken, Jan-Christopher</text:p>
          </table:table-cell>
          <table:table-cell table:style-name="Tabelle1.D2" office:value-type="float" office:value="0">
            <text:p text:style-name="P8">Dokument freigegeben</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table-of-content-source>
        <text:index-body>
          <text:p text:style-name="P19">1 <text:s/>Historie<text:tab/>2</text:p>
          <text:p text:style-name="P19">2 <text:s/>Inhaltsverzeichnis<text:tab/>3</text:p>
          <text:p text:style-name="P19">3 <text:s/>Identifikation des Testobjekts<text:tab/>5</text:p>
          <text:p text:style-name="P19">4 <text:s/>Testziele<text:tab/>6</text:p>
          <text:p text:style-name="P19">5 <text:s/>Testfall 1 „AS_LZ_Meldungen“<text:tab/>7</text:p>
          <text:p text:style-name="P20">5.1 <text:s/>Identifikation des Testobjektes<text:tab/>7</text:p>
          <text:p text:style-name="P20">5.2 <text:s/>Test-Identifikation<text:tab/>7</text:p>
          <text:p text:style-name="P20">5.3 <text:s/>Testfallbeschreibung<text:tab/>7</text:p>
          <text:p text:style-name="P20">5.4 <text:s/>Testskript <text:tab/>7</text:p>
          <text:p text:style-name="P20">5.5 <text:s/>Testreferenz<text:tab/>7</text:p>
          <text:p text:style-name="P20">5.6 <text:s/>Test-Protokoll<text:tab/>7</text:p>
          <text:p text:style-name="P19">6 <text:s/>Testfall 2 „AS_BV_Meldungen“<text:tab/>8</text:p>
          <text:p text:style-name="P20">6.1 <text:s/>Identifikation des Testobjektes<text:tab/>8</text:p>
          <text:p text:style-name="P20">6.2 <text:s/>Test-Identifikation<text:tab/>8</text:p>
          <text:p text:style-name="P20">6.3 <text:s/>Testfallbeschreibung<text:tab/>8</text:p>
          <text:p text:style-name="P20">6.4 <text:s/>Testskript <text:tab/>8</text:p>
          <text:p text:style-name="P20">6.5 <text:s/>Testreferenz<text:tab/>8</text:p>
          <text:p text:style-name="P20">6.6 <text:s/>Test-Protokoll<text:tab/>8</text:p>
          <text:p text:style-name="P19">7 <text:s/>Testfall 3 „AS_EV_Meldungen“<text:tab/>9</text:p>
          <text:p text:style-name="P20">7.1 <text:s/>Identifikation des Testobjektes<text:tab/>9</text:p>
          <text:p text:style-name="P20">7.2 <text:s/>Test-Identifikation<text:tab/>9</text:p>
          <text:p text:style-name="P20">7.3 <text:s/>Testfallbeschreibung<text:tab/>9</text:p>
          <text:p text:style-name="P20">7.4 <text:s/>Testskript <text:tab/>9</text:p>
          <text:p text:style-name="P20">7.5 <text:s/>Testreferenz<text:tab/>9</text:p>
          <text:p text:style-name="P20">7.6 <text:s/>Test-Protokoll<text:tab/>9</text:p>
          <text:p text:style-name="P19">8 <text:s/>Testfall 4 „AS_ReportAllMsg_Funktion“<text:tab/>10</text:p>
          <text:p text:style-name="P20">8.1 Identifikation des Testobjektes<text:tab/>10</text:p>
          <text:p text:style-name="P20">8.2 <text:s/>Test-Identifikation<text:tab/>10</text:p>
          <text:p text:style-name="P20">8.3 <text:s/>Testfallbeschreibung<text:tab/>10</text:p>
          <text:p text:style-name="P20"><text:soft-page-break/>8.4 <text:s/>Testskript <text:tab/>10</text:p>
          <text:p text:style-name="P20">8.5 <text:s/>Testreferenz<text:tab/>10</text:p>
          <text:p text:style-name="P20">8.6 <text:s/>Test-Protokoll<text:tab/>10</text:p>
          <text:p text:style-name="P19">9 <text:s/>Auswertung<text:tab/>11</text:p>
        </text:index-body>
      </text:table-of-content>
      <text:p text:style-name="P10"/>
      <text:h text:style-name="Heading_20_1" text:outline-level="1"><text:s/>Identifikation des Testobjekts</text:h>
      <text:p text:style-name="P11">Es wird der Programmcode zum Softwaremodul „RS232Treiber“ getestet:</text:p>
      <text:list xml:id="list145261611" text:style-name="L1">
        <text:list-item>
          <text:p text:style-name="P22">AuditingSystem.c<text:tab/>(Version X, <text:span text:style-name="T4">Repository</text:span>-Nr. 195)</text:p>
        </text:list-item>
        <text:list-item>
          <text:p text:style-name="P23">AuditingSystem.h<text:tab/>(Version X, <text:span text:style-name="T4">Repository</text:span>-Nr. 195)</text:p>
        </text:list-item>
        <text:list-item>
          <text:p text:style-name="P22">AuditingSystemReportAllMsg.h (Version X, <text:span text:style-name="T4">Repository</text:span>-Nr. 195)</text:p>
        </text:list-item>
        <text:list-item>
          <text:p text:style-name="P22">AuditingSystemSendMsg.h (Version X, <text:span text:style-name="T4">Repository</text:span>-Nr. 195)</text:p>
        </text:list-item>
      </text:list>
      <text:p text:style-name="P14"/>
      <text:p text:style-name="P11"/>
      <text:p text:style-name="P11"/>
      <text:h text:style-name="P29" text:outline-level="1"><text:s/>Testziele</text:h>
      <text:p text:style-name="Standard">Der Test des Software-Moduls „Auditing-System“ soll sicherstellen, das dieses Modul die Auditing-Meldungen der anderen Module entgegennimmt und diese in der Terminal-Software des angeschlossenen PCs im Klartext anzeigt. Dies dient dazu, während der Ausführung des Fahrprogramms einen Hinweis auf den aktuellen Ausführungsstand zu erhalten. Dies ermöglicht es auch ohne Zugriff auf die serielle Schnittstelle des Mikrocontrollers Debug-Meldungen zu erhalten.</text:p>
      <text:h text:style-name="Heading_20_1" text:outline-level="1"><text:s/>Testfall 1 „AS_LZ_Meldungen“</text:h>
      <text:h text:style-name="Heading_20_2" text:outline-level="2"><text:s/>Identifikation des Testobjektes</text:h>
      <text:p text:style-name="P11">siehe Kapitel 3</text:p>
      <text:h text:style-name="P27" text:outline-level="2"><text:s/>Test-Identifikation</text:h>
      <text:p text:style-name="P17">Testname:<text:tab/>Test_AS_LZ_Meldungen</text:p>
      <text:p text:style-name="P18">Verzeichnisse</text:p>
      <text:p text:style-name="P17">Testskripts:<text:tab/>Google Code → Dokumente → 04_Tests → 04.02_Testskript → 04.02.00_Auditing_System</text:p>
      <text:p text:style-name="P17">Testprotokolle:<text:tab/>Google Code → Dokumente → 04_Tests → 04.03_Testprotokolle → 04.03.00_Auditing_System</text:p>
      <text:h text:style-name="Heading_20_2" text:outline-level="2"><text:s/>Testfallbeschreibung</text:h>
      <text:p text:style-name="Standard">Mit diesem Testfall wird überprüft, ob alle Meldungen die von der Leitzentrale an das Auditing-System geschickt werden korrekt im Terminal-Programm des angeschlossenen PCs dargestellt werden.</text:p>
      <text:p text:style-name="Standard">Um dies zu testen, werden alle möglichen Meldungen von der Leitzentrale an das Auditing-System über die Funktion sendMsg() geschickt und die Ausgabe des Terminal-Programms überprüft.</text:p>
      <text:p text:style-name="Standard">Auditing-Meldungen siehe: <text:tab/>Google Code → Dokumente → 02_Design → <text:s/><text:tab/>02.01_Subsystemdesign → Auditing_Meldungen</text:p>
      <text:h text:style-name="P27" text:outline-level="2"><text:s/>Testskript </text:h>
      <text:p text:style-name="P11">Dies wird mit folgendem Test-Skript realisiert:</text:p>
      <text:p text:style-name="P11">siehe 'Google Code → 04_Test → 04.02_Testskripts → 04.02.00_Auditing_System →</text:p>
      <text:p text:style-name="P11">Testfall1_LZ_Meldungen'</text:p>
      <text:h text:style-name="P27" text:outline-level="2"><text:s/>Testreferenz</text:h>
      <text:p text:style-name="P11">[Byte 0] <text:s text:c="2"/></text:p>
      <table:table table:name="Tabelle10" table:style-name="Tabelle10">
        <table:table-column table:style-name="Tabelle10.A"/>
        <table:table-column table:style-name="Tabelle10.B"/>
        <table:table-row>
          <table:table-cell table:style-name="Tabelle10.A1" office:value-type="string">
            <text:p text:style-name="P21">Byte Wert</text:p>
          </table:table-cell>
          <table:table-cell table:style-name="Tabelle10.B1" office:value-type="string">
            <text:p text:style-name="P21">Terminal Ausgabe</text:p>
          </table:table-cell>
        </table:table-row>
        <table:table-row>
          <table:table-cell table:style-name="Tabelle10.A2" office:value-type="float" office:value="0">
            <text:p text:style-name="P21">0</text:p>
          </table:table-cell>
          <table:table-cell table:style-name="Tabelle10.B2" office:value-type="string">
            <text:p text:style-name="P21">(Keine Ausgabe, dient nur zur Identifizierung der Meldungen der Leitzentrale)</text:p>
          </table:table-cell>
        </table:table-row>
      </table:table>
      <text:p text:style-name="P11"/>
      <text:p text:style-name="P11"/>
      <text:p text:style-name="P11"/>
      <text:p text:style-name="P11"/>
      <text:p text:style-name="P11"/>
      <text:p text:style-name="P11"><text:soft-page-break/>[Byte 1]</text:p>
      <table:table table:name="Tabelle11" table:style-name="Tabelle11">
        <table:table-column table:style-name="Tabelle11.A"/>
        <table:table-column table:style-name="Tabelle11.B"/>
        <table:table-row>
          <table:table-cell table:style-name="Tabelle11.A1" office:value-type="string">
            <text:p text:style-name="P21">Byte Wert</text:p>
          </table:table-cell>
          <table:table-cell table:style-name="Tabelle11.B1" office:value-type="string">
            <text:p text:style-name="P21">Terminal Ausgabe</text:p>
          </table:table-cell>
        </table:table-row>
        <table:table-row>
          <table:table-cell table:style-name="Tabelle11.A2" office:value-type="string">
            <text:p text:style-name="P21">0000XXXX</text:p>
          </table:table-cell>
          <table:table-cell table:style-name="Tabelle11.B2" office:value-type="string">
            <text:p text:style-name="P21">Obere 4 Byte Loknummer</text:p>
          </table:table-cell>
        </table:table-row>
        <table:table-row>
          <table:table-cell table:style-name="Tabelle11.A2" office:value-type="string">
            <text:p text:style-name="P21">XXXX0000</text:p>
          </table:table-cell>
          <table:table-cell table:style-name="Tabelle11.B2" office:value-type="string">
            <text:p text:style-name="P11">Sprung in einen nicht existenten Zustand</text:p>
          </table:table-cell>
        </table:table-row>
        <table:table-row>
          <table:table-cell table:style-name="Tabelle11.A2" office:value-type="string">
            <text:p text:style-name="P21">XXXX0001</text:p>
          </table:table-cell>
          <table:table-cell table:style-name="Tabelle11.B2" office:value-type="string">
            <text:p text:style-name="P11">Ausführung eines nicht definierten Fahrbefehls</text:p>
          </table:table-cell>
        </table:table-row>
        <table:table-row>
          <table:table-cell table:style-name="Tabelle11.A2" office:value-type="string">
            <text:p text:style-name="P21">XXXX0010</text:p>
          </table:table-cell>
          <table:table-cell table:style-name="Tabelle11.B2" office:value-type="string">
            <text:p text:style-name="P11">Weichenstellung lässt sich nicht bestimmen</text:p>
          </table:table-cell>
        </table:table-row>
        <table:table-row>
          <table:table-cell table:style-name="Tabelle11.A2" office:value-type="string">
            <text:p text:style-name="P21">XXXX0011</text:p>
          </table:table-cell>
          <table:table-cell table:style-name="Tabelle11.B2" office:value-type="string">
            <text:p text:style-name="P11">Die angestrebte Zielposition wurde erreicht</text:p>
          </table:table-cell>
        </table:table-row>
        <table:table-row>
          <table:table-cell table:style-name="Tabelle11.A2" office:value-type="string">
            <text:p text:style-name="P21">XXXX0100</text:p>
          </table:table-cell>
          <table:table-cell table:style-name="Tabelle11.B2" office:value-type="string">
            <text:p text:style-name="P11">Ein Kuppelversuch schlug fehl</text:p>
          </table:table-cell>
        </table:table-row>
        <table:table-row>
          <table:table-cell table:style-name="Tabelle11.A2" office:value-type="string">
            <text:p text:style-name="P21">XXXX0101</text:p>
          </table:table-cell>
          <table:table-cell table:style-name="Tabelle11.B2" office:value-type="string">
            <text:p text:style-name="P11">Ein Ankuppelversuch wurde gestartet</text:p>
          </table:table-cell>
        </table:table-row>
        <table:table-row>
          <table:table-cell table:style-name="Tabelle11.A2" office:value-type="string">
            <text:p text:style-name="P21">XXXX0110</text:p>
          </table:table-cell>
          <table:table-cell table:style-name="Tabelle11.B2" office:value-type="string">
            <text:p text:style-name="P11">Ein Abkuppelversuch wurde gestartet</text:p>
          </table:table-cell>
        </table:table-row>
        <table:table-row>
          <table:table-cell table:style-name="Tabelle11.A10" office:value-type="string">
            <text:p text:style-name="P21">XXXX0111</text:p>
          </table:table-cell>
          <table:table-cell table:style-name="Tabelle11.B10" office:value-type="string">
            <text:p text:style-name="P11">Ein Gleisabschnitt ist nicht befahrbar</text:p>
          </table:table-cell>
        </table:table-row>
      </table:table>
      <text:p text:style-name="P11"><text:s/>[Byte 2] Zustand Lok #1</text:p>
      <table:table table:name="Tabelle12" table:style-name="Tabelle12">
        <table:table-column table:style-name="Tabelle12.A"/>
        <table:table-column table:style-name="Tabelle12.B"/>
        <table:table-row>
          <table:table-cell table:style-name="Tabelle12.A1" office:value-type="string">
            <text:p text:style-name="P21">Byte Wert</text:p>
          </table:table-cell>
          <table:table-cell table:style-name="Tabelle12.B1" office:value-type="string">
            <text:p text:style-name="P21">Terminal Ausgabe</text:p>
          </table:table-cell>
        </table:table-row>
        <table:table-row>
          <table:table-cell table:style-name="Tabelle12.A2" office:value-type="float" office:value="0">
            <text:p text:style-name="P21">0</text:p>
          </table:table-cell>
          <table:table-cell table:style-name="Tabelle12.B2" office:value-type="string">
            <text:p text:style-name="P21">Fahrend</text:p>
          </table:table-cell>
        </table:table-row>
        <table:table-row>
          <table:table-cell table:style-name="Tabelle12.A2" office:value-type="float" office:value="1">
            <text:p text:style-name="P21">1</text:p>
          </table:table-cell>
          <table:table-cell table:style-name="Tabelle12.B2" office:value-type="string">
            <text:p text:style-name="P11">Wartend</text:p>
          </table:table-cell>
        </table:table-row>
        <table:table-row>
          <table:table-cell table:style-name="Tabelle12.A2" office:value-type="float" office:value="2">
            <text:p text:style-name="P21">2</text:p>
          </table:table-cell>
          <table:table-cell table:style-name="Tabelle12.B2" office:value-type="string">
            <text:p text:style-name="P11">Angehalten</text:p>
          </table:table-cell>
        </table:table-row>
        <table:table-row>
          <table:table-cell table:style-name="Tabelle12.A2" office:value-type="float" office:value="3">
            <text:p text:style-name="P21">3</text:p>
          </table:table-cell>
          <table:table-cell table:style-name="Tabelle12.B2" office:value-type="string">
            <text:p text:style-name="P11">Ankuppelnd</text:p>
          </table:table-cell>
        </table:table-row>
        <table:table-row>
          <table:table-cell table:style-name="Tabelle12.A2" office:value-type="float" office:value="4">
            <text:p text:style-name="P21">4</text:p>
          </table:table-cell>
          <table:table-cell table:style-name="Tabelle12.B2" office:value-type="string">
            <text:p text:style-name="P11">Abkuppelnd</text:p>
          </table:table-cell>
        </table:table-row>
        <table:table-row>
          <table:table-cell table:style-name="Tabelle12.A7" office:value-type="float" office:value="5">
            <text:p text:style-name="P21">5</text:p>
          </table:table-cell>
          <table:table-cell table:style-name="Tabelle12.B2" office:value-type="string">
            <text:p text:style-name="P11">Holt Fahranweisung</text:p>
          </table:table-cell>
        </table:table-row>
      </table:table>
      <text:p text:style-name="P11"><text:s/>[Byte 3] Zustand Lok #2</text:p>
      <table:table table:name="Tabelle13" table:style-name="Tabelle13">
        <table:table-column table:style-name="Tabelle13.A"/>
        <table:table-column table:style-name="Tabelle13.B"/>
        <table:table-row>
          <table:table-cell table:style-name="Tabelle13.A1" office:value-type="string">
            <text:p text:style-name="P21">Byte Wert</text:p>
          </table:table-cell>
          <table:table-cell table:style-name="Tabelle13.B1" office:value-type="string">
            <text:p text:style-name="P21">Terminal Ausgabe</text:p>
          </table:table-cell>
        </table:table-row>
        <table:table-row>
          <table:table-cell table:style-name="Tabelle13.A2" office:value-type="float" office:value="0">
            <text:p text:style-name="P21">0</text:p>
          </table:table-cell>
          <table:table-cell table:style-name="Tabelle13.B2" office:value-type="string">
            <text:p text:style-name="P21">Fahrend</text:p>
          </table:table-cell>
        </table:table-row>
        <table:table-row>
          <table:table-cell table:style-name="Tabelle13.A2" office:value-type="float" office:value="1">
            <text:p text:style-name="P21">1</text:p>
          </table:table-cell>
          <table:table-cell table:style-name="Tabelle13.B2" office:value-type="string">
            <text:p text:style-name="P11">Wartend</text:p>
          </table:table-cell>
        </table:table-row>
        <table:table-row>
          <table:table-cell table:style-name="Tabelle13.A2" office:value-type="float" office:value="2">
            <text:p text:style-name="P21">2</text:p>
          </table:table-cell>
          <table:table-cell table:style-name="Tabelle13.B2" office:value-type="string">
            <text:p text:style-name="P11">Angehalten</text:p>
          </table:table-cell>
        </table:table-row>
        <table:table-row>
          <table:table-cell table:style-name="Tabelle13.A2" office:value-type="float" office:value="3">
            <text:p text:style-name="P21">3</text:p>
          </table:table-cell>
          <table:table-cell table:style-name="Tabelle13.B2" office:value-type="string">
            <text:p text:style-name="P11">Ankuppelnd</text:p>
          </table:table-cell>
        </table:table-row>
        <table:table-row>
          <table:table-cell table:style-name="Tabelle13.A2" office:value-type="float" office:value="4">
            <text:p text:style-name="P21">4</text:p>
          </table:table-cell>
          <table:table-cell table:style-name="Tabelle13.B2" office:value-type="string">
            <text:p text:style-name="P11">Abkuppelnd</text:p>
          </table:table-cell>
        </table:table-row>
        <text:soft-page-break/>
        <table:table-row>
          <table:table-cell table:style-name="Tabelle13.A7" office:value-type="float" office:value="5">
            <text:p text:style-name="P21">5</text:p>
          </table:table-cell>
          <table:table-cell table:style-name="Tabelle13.B2" office:value-type="string">
            <text:p text:style-name="P11">Holt Fahranweisung</text:p>
          </table:table-cell>
        </table:table-row>
      </table:table>
      <text:p text:style-name="P11">[Byte 4]</text:p>
      <table:table table:name="Tabelle14" table:style-name="Tabelle14">
        <table:table-column table:style-name="Tabelle14.A"/>
        <table:table-column table:style-name="Tabelle14.B"/>
        <table:table-row>
          <table:table-cell table:style-name="Tabelle14.A1" office:value-type="string">
            <text:p text:style-name="P21">Byte Wert</text:p>
          </table:table-cell>
          <table:table-cell table:style-name="Tabelle14.B1" office:value-type="string">
            <text:p text:style-name="P21">Terminal Ausgabe</text:p>
          </table:table-cell>
        </table:table-row>
        <table:table-row>
          <table:table-cell table:style-name="Tabelle14.A2" office:value-type="string">
            <text:p text:style-name="P21">X</text:p>
          </table:table-cell>
          <table:table-cell table:style-name="Tabelle14.B2" office:value-type="string">
            <text:p text:style-name="P21">Position von Lok #1</text:p>
          </table:table-cell>
        </table:table-row>
      </table:table>
      <text:p text:style-name="P11">[Byte 5] <text:s text:c="2"/></text:p>
      <table:table table:name="Tabelle15" table:style-name="Tabelle15">
        <table:table-column table:style-name="Tabelle15.A"/>
        <table:table-column table:style-name="Tabelle15.B"/>
        <table:table-row>
          <table:table-cell table:style-name="Tabelle15.A1" office:value-type="string">
            <text:p text:style-name="P21">Byte Wert</text:p>
          </table:table-cell>
          <table:table-cell table:style-name="Tabelle15.B1" office:value-type="string">
            <text:p text:style-name="P21">Terminal Ausgabe</text:p>
          </table:table-cell>
        </table:table-row>
        <table:table-row>
          <table:table-cell table:style-name="Tabelle15.A2" office:value-type="string">
            <text:p text:style-name="P21">X</text:p>
          </table:table-cell>
          <table:table-cell table:style-name="Tabelle15.B2" office:value-type="string">
            <text:p text:style-name="P21">Position von Lok #2</text:p>
          </table:table-cell>
        </table:table-row>
      </table:table>
      <text:p text:style-name="P11">[Byte 6]</text:p>
      <table:table table:name="Tabelle16" table:style-name="Tabelle16">
        <table:table-column table:style-name="Tabelle16.A"/>
        <table:table-column table:style-name="Tabelle16.B"/>
        <table:table-row>
          <table:table-cell table:style-name="Tabelle16.A1" office:value-type="string">
            <text:p text:style-name="P21">Byte Wert</text:p>
          </table:table-cell>
          <table:table-cell table:style-name="Tabelle16.B1" office:value-type="string">
            <text:p text:style-name="P21">Terminal Ausgabe</text:p>
          </table:table-cell>
        </table:table-row>
        <table:table-row>
          <table:table-cell table:style-name="Tabelle16.A2" office:value-type="string">
            <text:p text:style-name="P21">XXXX</text:p>
          </table:table-cell>
          <table:table-cell table:style-name="Tabelle16.B2" office:value-type="string">
            <text:p text:style-name="P11">Wenn Fehlercode 0-6: Fahrbefehl / Fehlercode 7: Gleisabschnitt </text:p>
          </table:table-cell>
        </table:table-row>
      </table:table>
      <text:p text:style-name="P11"><text:s text:c="3"/></text:p>
      <text:h text:style-name="P27" text:outline-level="2"><text:s/>Test-Protokoll</text:h>
      <text:p text:style-name="P11">Das Konsolen-Ergebnis wird in das Dokument 'Protokoll_Test_AS' kopiert und </text:p>
      <text:p text:style-name="P11">diese Datei im Ordner 'Google Code → Dokumente → 04_Tests → 04.03_Testprotokolle → </text:p>
      <text:p text:style-name="P11">04.03.00_Auditing_System' abgelegt.</text:p>
      <text:h text:style-name="P29" text:outline-level="1"><text:s/>Testfall 2 „AS_BV_Meldungen“</text:h>
      <text:h text:style-name="Heading_20_2" text:outline-level="2"><text:s/>Identifikation des Testobjektes</text:h>
      <text:p text:style-name="P11">siehe Kapitel 3</text:p>
      <text:h text:style-name="P27" text:outline-level="2"><text:s/>Test-Identifikation</text:h>
      <text:p text:style-name="P17">Testname:<text:tab/>Test_AS_BV_Meldungen</text:p>
      <text:p text:style-name="P18">Verzeichnisse</text:p>
      <text:p text:style-name="P17">Testskripts:<text:tab/>Google Code → Dokumente → 04_Tests → 04.02_Testskript → 04.02.00_Auditing_System</text:p>
      <text:p text:style-name="P17">Testprotokolle:<text:tab/>Google Code → Dokumente → 04_Tests → 04.03_Testprotokolle → 04.03.00_Auditing_System</text:p>
      <text:h text:style-name="Heading_20_2" text:outline-level="2"><text:s/>Testfallbeschreibung</text:h>
      <text:p text:style-name="Standard">Mit diesem Testfall wird überprüft, ob alle Meldungen die von der Befehlsvalidierung an das Auditing-System geschickt werden korrekt im Terminal-Programm des angeschlossenen PCs dargestellt werden.</text:p>
      <text:p text:style-name="Standard">Um dies zu testen, werden alle mögliche Meldungen von der Befehlsvalidierung an das Auditing-System über die Funktion sendMsg() geschickt und die Ausgabe des Terminal-Programms überprüft.</text:p>
      <text:p text:style-name="Standard"/>
      <text:p text:style-name="Standard">Auditing-Meldungen siehe: <text:tab/>Google Code → Dokumente → 02_Design → <text:s/><text:tab/>02.01_Subsystemdesign → Auditing_Meldungen</text:p>
      <text:h text:style-name="P27" text:outline-level="2"><text:s/>Testskript </text:h>
      <text:p text:style-name="P11">Dies wird mit folgendem Test-Skript realisiert:</text:p>
      <text:p text:style-name="P11">siehe 'Google Code → 04_Test → 04.02_Testskripts → 04.02.00_Auditing_System →</text:p>
      <text:p text:style-name="P11">Testfall2_BV_Meldungen'</text:p>
      <text:h text:style-name="P27" text:outline-level="2"><text:s/>Testreferenz</text:h>
      <text:p text:style-name="P11">[Byte 0] <text:s/></text:p>
      <table:table table:name="Tabelle3" table:style-name="Tabelle3">
        <table:table-column table:style-name="Tabelle3.A"/>
        <table:table-column table:style-name="Tabelle3.B"/>
        <table:table-row>
          <table:table-cell table:style-name="Tabelle3.A1" office:value-type="string">
            <text:p text:style-name="P21">Byte Wert</text:p>
          </table:table-cell>
          <table:table-cell table:style-name="Tabelle3.B1" office:value-type="string">
            <text:p text:style-name="P21">Terminal Ausgabe</text:p>
          </table:table-cell>
        </table:table-row>
        <table:table-row>
          <table:table-cell table:style-name="Tabelle3.A2" office:value-type="float" office:value="1">
            <text:p text:style-name="P21">1</text:p>
          </table:table-cell>
          <table:table-cell table:style-name="Tabelle3.B2" office:value-type="string">
            <text:p text:style-name="P21">(Keine Ausgabe, dient nur zur Identifizierung der Meldungen der Befehlsvalidierung)</text:p>
          </table:table-cell>
        </table:table-row>
      </table:table>
      <text:p text:style-name="P11"><text:s text:c="2"/></text:p>
      <text:p text:style-name="P11"/>
      <text:p text:style-name="P11"/>
      <text:p text:style-name="P11"/>
      <text:p text:style-name="P11"><text:soft-page-break/>[Byte 1]</text:p>
      <table:table table:name="Tabelle4" table:style-name="Tabelle4">
        <table:table-column table:style-name="Tabelle4.A"/>
        <table:table-column table:style-name="Tabelle4.B"/>
        <table:table-row>
          <table:table-cell table:style-name="Tabelle4.A1" office:value-type="string">
            <text:p text:style-name="P21">Byte Wert</text:p>
          </table:table-cell>
          <table:table-cell table:style-name="Tabelle4.B1" office:value-type="string">
            <text:p text:style-name="P21">Terminal Ausgabe</text:p>
          </table:table-cell>
        </table:table-row>
        <table:table-row>
          <table:table-cell table:style-name="Tabelle4.A2" office:value-type="float" office:value="0">
            <text:p text:style-name="P21">0</text:p>
          </table:table-cell>
          <table:table-cell table:style-name="Tabelle4.B2" office:value-type="string">
            <text:p text:style-name="P11">Programm befindet sich in der Hauptroutine workBV()</text:p>
          </table:table-cell>
        </table:table-row>
        <table:table-row>
          <table:table-cell table:style-name="Tabelle4.A2" office:value-type="float" office:value="1">
            <text:p text:style-name="P21">1</text:p>
          </table:table-cell>
          <table:table-cell table:style-name="Tabelle4.B2" office:value-type="string">
            <text:p text:style-name="P11">Programm befindet sich in der Funktion checkSensorDaten()</text:p>
          </table:table-cell>
        </table:table-row>
        <table:table-row>
          <table:table-cell table:style-name="Tabelle4.A2" office:value-type="float" office:value="2">
            <text:p text:style-name="P21">2</text:p>
          </table:table-cell>
          <table:table-cell table:style-name="Tabelle4.B2" office:value-type="string">
            <text:p text:style-name="P11">Programm befindet sich in der Funktion sendSensorDaten()</text:p>
          </table:table-cell>
        </table:table-row>
        <table:table-row>
          <table:table-cell table:style-name="Tabelle4.A2" office:value-type="float" office:value="3">
            <text:p text:style-name="P21">3</text:p>
          </table:table-cell>
          <table:table-cell table:style-name="Tabelle4.B2" office:value-type="string">
            <text:p text:style-name="P11">Programm befindet sich in der Funktion checkStreckenBefehl()</text:p>
          </table:table-cell>
        </table:table-row>
        <table:table-row>
          <table:table-cell table:style-name="Tabelle4.A2" office:value-type="float" office:value="4">
            <text:p text:style-name="P21">4</text:p>
          </table:table-cell>
          <table:table-cell table:style-name="Tabelle4.B2" office:value-type="string">
            <text:p text:style-name="P11">Programm befindet sich in der Funktion sensorNachbarn()</text:p>
          </table:table-cell>
        </table:table-row>
        <table:table-row>
          <table:table-cell table:style-name="Tabelle4.A2" office:value-type="float" office:value="5">
            <text:p text:style-name="P21">5</text:p>
          </table:table-cell>
          <table:table-cell table:style-name="Tabelle4.B2" office:value-type="string">
            <text:p text:style-name="P11">Programm befindet sich in der Funktion checkKritischerZustand()</text:p>
          </table:table-cell>
        </table:table-row>
      </table:table>
      <text:p text:style-name="P11"/>
      <text:p text:style-name="P11">[Byte 2]</text:p>
      <text:p text:style-name="P11"/>
      <table:table table:name="Tabelle5" table:style-name="Tabelle5">
        <table:table-column table:style-name="Tabelle5.A"/>
        <table:table-column table:style-name="Tabelle5.B"/>
        <table:table-row>
          <table:table-cell table:style-name="Tabelle5.A1" office:value-type="string">
            <text:p text:style-name="P21">Byte Wert</text:p>
          </table:table-cell>
          <table:table-cell table:style-name="Tabelle5.B1" office:value-type="string">
            <text:p text:style-name="P21">Terminal Ausgabe</text:p>
          </table:table-cell>
        </table:table-row>
        <table:table-row>
          <table:table-cell table:style-name="Tabelle5.A2" office:value-type="float" office:value="0">
            <text:p text:style-name="P21">0</text:p>
          </table:table-cell>
          <table:table-cell table:style-name="Tabelle5.B2" office:value-type="string">
            <text:p text:style-name="P11">Kein Fehler</text:p>
          </table:table-cell>
        </table:table-row>
        <table:table-row>
          <table:table-cell table:style-name="Tabelle5.A2" office:value-type="float" office:value="1">
            <text:p text:style-name="P11">1</text:p>
          </table:table-cell>
          <table:table-cell table:style-name="Tabelle5.B2" office:value-type="string">
            <text:p text:style-name="P11">Sensordaten sind fehlerhaft</text:p>
          </table:table-cell>
        </table:table-row>
        <table:table-row>
          <table:table-cell table:style-name="Tabelle5.A2" office:value-type="float" office:value="2">
            <text:p text:style-name="P21">2</text:p>
          </table:table-cell>
          <table:table-cell table:style-name="Tabelle5.B2" office:value-type="string">
            <text:p text:style-name="P11">Kritischer Zustand wurde zu oft festgestellt</text:p>
          </table:table-cell>
        </table:table-row>
        <table:table-row>
          <table:table-cell table:style-name="Tabelle5.A2" office:value-type="float" office:value="3">
            <text:p text:style-name="P21">3</text:p>
          </table:table-cell>
          <table:table-cell table:style-name="Tabelle5.B2" office:value-type="string">
            <text:p text:style-name="P11">Kritischer Zustand wurde zu oft festgestellt</text:p>
          </table:table-cell>
        </table:table-row>
        <table:table-row>
          <table:table-cell table:style-name="Tabelle5.A2" office:value-type="float" office:value="4">
            <text:p text:style-name="P21">4</text:p>
          </table:table-cell>
          <table:table-cell table:style-name="Tabelle5.B2" office:value-type="string">
            <text:p text:style-name="P11">Falschen internen Zustand erkannt</text:p>
          </table:table-cell>
        </table:table-row>
        <table:table-row>
          <table:table-cell table:style-name="Tabelle5.A2" office:value-type="float" office:value="8">
            <text:p text:style-name="P21">8</text:p>
          </table:table-cell>
          <table:table-cell table:style-name="Tabelle5.B2" office:value-type="string">
            <text:p text:style-name="P11">Fehlerbyte in den Sensordaten gesetzt</text:p>
          </table:table-cell>
        </table:table-row>
        <table:table-row>
          <table:table-cell table:style-name="Tabelle5.A2" office:value-type="float" office:value="9">
            <text:p text:style-name="P21">9</text:p>
          </table:table-cell>
          <table:table-cell table:style-name="Tabelle5.B2" office:value-type="string">
            <text:p text:style-name="P11">Kein Zug neben dem aktivierten Sensor</text:p>
          </table:table-cell>
        </table:table-row>
        <table:table-row>
          <table:table-cell table:style-name="Tabelle5.A2" office:value-type="float" office:value="10">
            <text:p text:style-name="P21">10</text:p>
          </table:table-cell>
          <table:table-cell table:style-name="Tabelle5.B2" office:value-type="string">
            <text:p text:style-name="P11">Alte Sensordaten noch nicht von LZ verarbeitet</text:p>
          </table:table-cell>
        </table:table-row>
        <table:table-row>
          <table:table-cell table:style-name="Tabelle5.A2" office:value-type="float" office:value="11">
            <text:p text:style-name="P21">11</text:p>
          </table:table-cell>
          <table:table-cell table:style-name="Tabelle5.B2" office:value-type="string">
            <text:p text:style-name="P11">Sensor hat weder Nachfolger noch Vorgänge</text:p>
          </table:table-cell>
        </table:table-row>
        <table:table-row>
          <table:table-cell table:style-name="Tabelle5.A2" office:value-type="float" office:value="16">
            <text:p text:style-name="P21">16</text:p>
          </table:table-cell>
          <table:table-cell table:style-name="Tabelle5.B2" office:value-type="string">
            <text:p text:style-name="P11">Syntaxfehler: Entkoppler-Nr. ungültig</text:p>
          </table:table-cell>
        </table:table-row>
        <table:table-row>
          <table:table-cell table:style-name="Tabelle5.A2" office:value-type="float" office:value="17">
            <text:p text:style-name="P21">17</text:p>
          </table:table-cell>
          <table:table-cell table:style-name="Tabelle5.B2" office:value-type="string">
            <text:p text:style-name="P11">Syntaxfehler: Weichen-Nr. ungültig</text:p>
          </table:table-cell>
        </table:table-row>
        <table:table-row>
          <table:table-cell table:style-name="Tabelle5.A2" office:value-type="float" office:value="18">
            <text:p text:style-name="P21">18</text:p>
          </table:table-cell>
          <table:table-cell table:style-name="Tabelle5.B2" office:value-type="string">
            <text:p text:style-name="P11">Entkoppeln, während ein schneller Zug auf diesem Gleisabschnitt ist</text:p>
          </table:table-cell>
        </table:table-row>
        <table:table-row>
          <table:table-cell table:style-name="Tabelle5.A2" office:value-type="float" office:value="19">
            <text:p text:style-name="P21">19</text:p>
          </table:table-cell>
          <table:table-cell table:style-name="Tabelle5.B2" office:value-type="string">
            <text:p text:style-name="P11">Weiche soll gestellt werden, die belegt ist</text:p>
          </table:table-cell>
        </table:table-row>
        <table:table-row>
          <table:table-cell table:style-name="Tabelle5.A2" office:value-type="float" office:value="20">
            <text:p text:style-name="P21">20</text:p>
          </table:table-cell>
          <table:table-cell table:style-name="Tabelle5.B2" office:value-type="string">
            <text:p text:style-name="P11">Weiche soll gestellt werden, die von einem anderen Zug angefahren wird</text:p>
          </table:table-cell>
        </table:table-row>
        <text:soft-page-break/>
        <table:table-row>
          <table:table-cell table:style-name="Tabelle5.A2" office:value-type="float" office:value="21">
            <text:p text:style-name="P21">21</text:p>
          </table:table-cell>
          <table:table-cell table:style-name="Tabelle5.B2" office:value-type="string">
            <text:p text:style-name="P11">Lokbefehl: Mit Vollgas auf belegtes Gleis fahren</text:p>
          </table:table-cell>
        </table:table-row>
        <table:table-row>
          <table:table-cell table:style-name="Tabelle5.A2" office:value-type="float" office:value="22">
            <text:p text:style-name="P21">22</text:p>
          </table:table-cell>
          <table:table-cell table:style-name="Tabelle5.B2" office:value-type="string">
            <text:p text:style-name="P11">Lokbefehl: Weiche zum Ziel ist belegt</text:p>
          </table:table-cell>
        </table:table-row>
        <table:table-row>
          <table:table-cell table:style-name="Tabelle5.A2" office:value-type="float" office:value="23">
            <text:p text:style-name="P21">23</text:p>
          </table:table-cell>
          <table:table-cell table:style-name="Tabelle5.B2" office:value-type="string">
            <text:p text:style-name="P11">Lokbefehl: Weiche zum Ziel ist falsch gestellt</text:p>
          </table:table-cell>
        </table:table-row>
        <table:table-row>
          <table:table-cell table:style-name="Tabelle5.A2" office:value-type="float" office:value="32">
            <text:p text:style-name="P21">32</text:p>
          </table:table-cell>
          <table:table-cell table:style-name="Tabelle5.B2" office:value-type="string">
            <text:p text:style-name="P11">Ein Zug fährt mit Vollgas in Richtung eines belegten Abschnitts</text:p>
          </table:table-cell>
        </table:table-row>
        <table:table-row>
          <table:table-cell table:style-name="Tabelle5.A2" office:value-type="float" office:value="33">
            <text:p text:style-name="P21">33</text:p>
          </table:table-cell>
          <table:table-cell table:style-name="Tabelle5.B2" office:value-type="string">
            <text:p text:style-name="P11">Zwei Züge in benachbarten Abschnitten fahren aufeinander zu</text:p>
          </table:table-cell>
        </table:table-row>
        <table:table-row>
          <table:table-cell table:style-name="Tabelle5.A2" office:value-type="float" office:value="34">
            <text:p text:style-name="P21">34</text:p>
          </table:table-cell>
          <table:table-cell table:style-name="Tabelle5.B2" office:value-type="string">
            <text:p text:style-name="P11">Ein Zug fährt auf eine für ihn falsch gestellte Weiche</text:p>
          </table:table-cell>
        </table:table-row>
        <table:table-row>
          <table:table-cell table:style-name="Tabelle5.A2" office:value-type="float" office:value="35">
            <text:p text:style-name="P21">35</text:p>
          </table:table-cell>
          <table:table-cell table:style-name="Tabelle5.B2" office:value-type="string">
            <text:p text:style-name="P11">Zu viele Waggons und Loks sind auf einem Abschnitt</text:p>
          </table:table-cell>
        </table:table-row>
      </table:table>
      <text:p text:style-name="P11"/>
      <text:p text:style-name="P11">[Byte 3] <text:s/></text:p>
      <table:table table:name="Tabelle7" table:style-name="Tabelle7">
        <table:table-column table:style-name="Tabelle7.A"/>
        <table:table-column table:style-name="Tabelle7.B"/>
        <table:table-row>
          <table:table-cell table:style-name="Tabelle7.A1" office:value-type="string">
            <text:p text:style-name="P21">Byte Wert</text:p>
          </table:table-cell>
          <table:table-cell table:style-name="Tabelle7.B1" office:value-type="string">
            <text:p text:style-name="P21">Terminal Ausgabe</text:p>
          </table:table-cell>
        </table:table-row>
        <table:table-row>
          <table:table-cell table:style-name="Tabelle7.A2" office:value-type="string">
            <text:p text:style-name="P21">X</text:p>
          </table:table-cell>
          <table:table-cell table:style-name="Tabelle7.B2" office:value-type="string">
            <text:p text:style-name="P11">nextState (interner Zustand, vgl. Kapitel 5.1 im Dokument Moduldesign </text:p>
            <text:p text:style-name="P11">Befehlsvalidierung)</text:p>
          </table:table-cell>
        </table:table-row>
      </table:table>
      <text:p text:style-name="P11"><text:s text:c="2"/></text:p>
      <text:p text:style-name="P11">[Byte 4]</text:p>
      <table:table table:name="Tabelle6" table:style-name="Tabelle6">
        <table:table-column table:style-name="Tabelle6.A"/>
        <table:table-column table:style-name="Tabelle6.B"/>
        <table:table-row>
          <table:table-cell table:style-name="Tabelle6.A1" office:value-type="string">
            <text:p text:style-name="P21">Byte Wert</text:p>
          </table:table-cell>
          <table:table-cell table:style-name="Tabelle6.B1" office:value-type="string">
            <text:p text:style-name="P21">Terminal Ausgabe</text:p>
          </table:table-cell>
        </table:table-row>
        <table:table-row>
          <table:table-cell table:style-name="Tabelle6.A2" office:value-type="string">
            <text:p text:style-name="P21">X</text:p>
          </table:table-cell>
          <table:table-cell table:style-name="Tabelle6.B2" office:value-type="string">
            <text:p text:style-name="P11">criticalStatecounter (vgl. Kapitel 6.2 im Dokument Moduldesign </text:p>
            <text:p text:style-name="P11">Befehlsvalidierung)</text:p>
          </table:table-cell>
        </table:table-row>
      </table:table>
      <text:p text:style-name="P11"/>
      <text:p text:style-name="P11">[Byte 5]</text:p>
      <table:table table:name="Tabelle8" table:style-name="Tabelle8">
        <table:table-column table:style-name="Tabelle8.A"/>
        <table:table-column table:style-name="Tabelle8.B"/>
        <table:table-row>
          <table:table-cell table:style-name="Tabelle8.A1" office:value-type="string">
            <text:p text:style-name="P21">Byte Wert</text:p>
          </table:table-cell>
          <table:table-cell table:style-name="Tabelle8.B1" office:value-type="string">
            <text:p text:style-name="P21">Terminal Ausgabe</text:p>
          </table:table-cell>
        </table:table-row>
        <table:table-row>
          <table:table-cell table:style-name="Tabelle8.A2" office:value-type="string">
            <text:p text:style-name="P21">X</text:p>
          </table:table-cell>
          <table:table-cell table:style-name="Tabelle8.B2" office:value-type="string">
            <text:p text:style-name="P11">Die Position von Lok #1</text:p>
          </table:table-cell>
        </table:table-row>
      </table:table>
      <text:p text:style-name="P11"><text:s text:c="3"/></text:p>
      <text:p text:style-name="P11">[Byte 6]</text:p>
      <table:table table:name="Tabelle9" table:style-name="Tabelle9">
        <table:table-column table:style-name="Tabelle9.A"/>
        <table:table-column table:style-name="Tabelle9.B"/>
        <table:table-row>
          <table:table-cell table:style-name="Tabelle9.A1" office:value-type="string">
            <text:p text:style-name="P21">Byte Wert</text:p>
          </table:table-cell>
          <table:table-cell table:style-name="Tabelle9.B1" office:value-type="string">
            <text:p text:style-name="P21">Terminal Ausgabe</text:p>
          </table:table-cell>
        </table:table-row>
        <table:table-row>
          <table:table-cell table:style-name="Tabelle9.A2" office:value-type="string">
            <text:p text:style-name="P21">X</text:p>
          </table:table-cell>
          <table:table-cell table:style-name="Tabelle9.B2" office:value-type="string">
            <text:p text:style-name="P11">Die Position von Lok #2</text:p>
          </table:table-cell>
        </table:table-row>
      </table:table>
      <text:p text:style-name="P11"/>
      <text:h text:style-name="P27" text:outline-level="2"><text:s/>Test-Protokoll</text:h>
      <text:p text:style-name="P11">Das Konsolen-Ergebnis wird in das Dokument 'Protokoll_Test_AS' kopiert und </text:p>
      <text:p text:style-name="P11"><text:soft-page-break/>diese Datei im Ordner 'Google Code → Dokumente → 04_Tests → 04.03_Testprotokolle → </text:p>
      <text:p text:style-name="P11">04.03.00_Auditing_System' abgelegt.</text:p>
      <text:p text:style-name="P17"/>
      <text:h text:style-name="Heading_20_1" text:outline-level="1"><text:s/>Testfall 3 „AS_EV_Meldungen“</text:h>
      <text:h text:style-name="Heading_20_2" text:outline-level="2"><text:s/>Identifikation des Testobjektes</text:h>
      <text:p text:style-name="P11">siehe Kapitel 3</text:p>
      <text:h text:style-name="P27" text:outline-level="2"><text:s/>Test-Identifikation</text:h>
      <text:p text:style-name="P17">Testname:<text:tab/>Test_AS_EV_Meldungen</text:p>
      <text:p text:style-name="P18">Verzeichnisse</text:p>
      <text:p text:style-name="P17">Testskripts:<text:tab/>Google Code → Dokumente → 04_Tests → 04.02_Testskript → 04.02.00_Auditing_System</text:p>
      <text:p text:style-name="P17">Testprotokolle:<text:tab/>Google Code → Dokumente → 04_Tests → 04.03_Testprotokolle → 04.03.00_Auditing_System</text:p>
      <text:h text:style-name="Heading_20_2" text:outline-level="2"><text:s/>Testfallbeschreibung</text:h>
      <text:p text:style-name="Standard">Mit diesem Testfall wird überprüft, ob alle Meldungen die von der Ergebnisvalidierung an das Auditing-System geschickt werden korrekt im Terminal-Programm des angeschlossenen PCs dargestellt werden.</text:p>
      <text:p text:style-name="Standard">Um dies zu testen, werden alle möglichen Meldungen von der Ergebnisvalidierung an das Auditing-System über die Funktion sendMsg() geschickt und die Ausgabe des Terminal-Programms überprüft.</text:p>
      <text:p text:style-name="Standard">Auditing-Meldungen siehe: <text:tab/>Google Code → Dokumente → 02_Design → <text:tab/>02.01_Subsystemdesign → Auditing_Meldungen</text:p>
      <text:h text:style-name="P27" text:outline-level="2"><text:s/>Testskript </text:h>
      <text:p text:style-name="P11">Dies wird mit folgendem Test-Skript realisiert:</text:p>
      <text:p text:style-name="P11">siehe 'Google Code → 04_Test → 04.02_Testskripts → 04.02.00_Auditing_System →</text:p>
      <text:p text:style-name="P11">Testfall3_EV_Meldungen'</text:p>
      <text:h text:style-name="P27" text:outline-level="2"><text:s/>Testreferenz</text:h>
      <text:h text:style-name="P27" text:outline-level="2"><text:s/>Test-Protokoll</text:h>
      <text:p text:style-name="P11">Das Konsolen-Ergebnis wird in das Dokument 'Protokoll_Test_AS' kopiert und </text:p>
      <text:p text:style-name="P11">diese Datei im Ordner 'Google Code → Dokumente → 04_Tests → 04.03_Testprotokolle → </text:p>
      <text:p text:style-name="P11">04.03.00_Auditing_System' abgelegt.</text:p>
      <text:p text:style-name="P17"/>
      <text:p text:style-name="P11"/>
      <text:h text:style-name="Heading_20_1" text:outline-level="1"><text:s/>Testfall 4 „AS_ReportAllMsg_Funktion“</text:h>
      <text:h text:style-name="P28" text:outline-level="2">Identifikation des Testobjektes</text:h>
      <text:p text:style-name="P11">siehe Kapitel 3</text:p>
      <text:h text:style-name="P27" text:outline-level="2"><text:s/>Test-Identifikation</text:h>
      <text:p text:style-name="P17">Testname:<text:tab/>Test_ReportAllMsg_Funktion</text:p>
      <text:p text:style-name="P18">Verzeichnisse</text:p>
      <text:p text:style-name="P17">Testskripts:<text:tab/>Google Code → Dokumente → 04_Tests → 04.02_Testskript → 04.02.00_Auditing_System</text:p>
      <text:p text:style-name="P17">Testprotokolle:<text:tab/>Google Code → Dokumente → 04_Tests → 04.03_Testprotokolle → 04.03.00_Auditing_System</text:p>
      <text:h text:style-name="Heading_20_2" text:outline-level="2"><text:s/>Testfallbeschreibung</text:h>
      <text:p text:style-name="Standard">Mit diesem Testfall soll überprüft werden ob im Falle eines Aufrufen des Moduls Not-Aus-Treiber ein Versand der noch im Speicher des Auditing-Systems enthaltenen Auditing-Meldungen korrekt erfolgt.</text:p>
      <text:p text:style-name="Standard">Auditing-Meldungen siehe: <text:tab/>Google Code → Dokumente → 02_Design → <text:tab/>02.01_Subsystemdesign → Auditing_Meldungen</text:p>
      <text:p text:style-name="Standard">Es werden entsprechend dem Wert der Konstante MAX_MELDUNGEN in AuditingSystem.h Meldungen an das AuditingSystem verschickt.</text:p>
      <text:p text:style-name="Standard">Nach einem Abschicken aller Meldungen erfolgt ein Aufruf der ReportAllMsg-Funktion und es wird überprüft ob alle an das Auditing-System geschickten Meldungen im Terminal-Programm ausgegeben werden. Diese Überprüfung erfolgt mit Hilfe einer Checkliste.</text:p>
      <text:h text:style-name="P27" text:outline-level="2"><text:s/>Testskript </text:h>
      <text:p text:style-name="P11">Dies wird mit folgendem Test-Skript realisiert:</text:p>
      <text:p text:style-name="P11">siehe 'Google Code → 04_Test → 04.02_Testskripts → 04.02.00_Auditing_System →</text:p>
      <text:p text:style-name="P11">Testfall4_AS_ReportAllMsg_Funktion'</text:p>
      <text:h text:style-name="P27" text:outline-level="2"><text:s/>Testreferenz</text:h>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row>
          <table:table-cell table:style-name="Tabelle17.A1" office:value-type="float" office:value="0">
            <text:p text:style-name="P11">0</text:p>
          </table:table-cell>
          <table:table-cell table:style-name="Tabelle17.B1" office:value-type="float" office:value="1">
            <text:p text:style-name="P11">1</text:p>
          </table:table-cell>
          <table:table-cell table:style-name="Tabelle17.B1" office:value-type="float" office:value="2">
            <text:p text:style-name="P11">2</text:p>
          </table:table-cell>
          <table:table-cell table:style-name="Tabelle17.B1" office:value-type="float" office:value="3">
            <text:p text:style-name="P11">3</text:p>
          </table:table-cell>
          <table:table-cell table:style-name="Tabelle17.B1" office:value-type="float" office:value="4">
            <text:p text:style-name="P11">4</text:p>
          </table:table-cell>
          <table:table-cell table:style-name="Tabelle17.B1" office:value-type="float" office:value="5">
            <text:p text:style-name="P11">5</text:p>
          </table:table-cell>
          <table:table-cell table:style-name="Tabelle17.B1" office:value-type="float" office:value="6">
            <text:p text:style-name="P11">6</text:p>
          </table:table-cell>
          <table:table-cell table:style-name="Tabelle17.H1" office:value-type="string">
            <text:p text:style-name="P11">Terminal Ausgabe</text:p>
          </table:table-cell>
        </table:table-row>
        <table:table-row>
          <table:table-cell table:style-name="Tabelle17.A2" office:value-type="float" office:value="2">
            <text:p text:style-name="P11">2</text:p>
          </table:table-cell>
          <table:table-cell table:style-name="Tabelle17.B2" office:value-type="float" office:value="1">
            <text:p text:style-name="P11">1</text:p>
          </table:table-cell>
          <table:table-cell table:style-name="Tabelle17.B2" office:value-type="float" office:value="2">
            <text:p text:style-name="P11">2</text:p>
          </table:table-cell>
          <table:table-cell table:style-name="Tabelle17.D2" office:value-type="string">
            <text:p text:style-name="P11">X</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H2" office:value-type="string">
            <text:p text:style-name="P11">Warnung:Anzahl aufeinander folgender unterschiedlicher Streckenbefehle</text:p>
          </table:table-cell>
        </table:table-row>
        <table:table-row>
          <table:table-cell table:style-name="Tabelle17.A2" office:value-type="float" office:value="2">
            <text:p text:style-name="P11">2</text:p>
          </table:table-cell>
          <table:table-cell table:style-name="Tabelle17.B2" office:value-type="float" office:value="1">
            <text:p text:style-name="P11">1</text:p>
          </table:table-cell>
          <table:table-cell table:style-name="Tabelle17.B2" office:value-type="float" office:value="3">
            <text:p text:style-name="P11">3</text:p>
          </table:table-cell>
          <table:table-cell table:style-name="Tabelle17.B2" office:value-type="float" office:value="4">
            <text:p text:style-name="P11">4</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H2" office:value-type="string">
            <text:p text:style-name="P11">Fehler:Streckenbefehle ungleich</text:p>
          </table:table-cell>
        </table:table-row>
        <table:table-row>
          <table:table-cell table:style-name="Tabelle17.A2" office:value-type="float" office:value="2">
            <text:p text:style-name="P11">2</text:p>
          </table:table-cell>
          <table:table-cell table:style-name="Tabelle17.B2" office:value-type="float" office:value="2">
            <text:p text:style-name="P11">2</text:p>
          </table:table-cell>
          <table:table-cell table:style-name="Tabelle17.B2" office:value-type="float" office:value="2">
            <text:p text:style-name="P11">2</text:p>
          </table:table-cell>
          <table:table-cell table:style-name="Tabelle17.D2" office:value-type="string">
            <text:p text:style-name="P11">X</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H2" office:value-type="string">
            <text:p text:style-name="P11">Warnung:Anzahl vergeblicher Versuche den Streckenbefehl an den SSC-Treiber zu </text:p>
            <text:p text:style-name="P11"><text:soft-page-break/>senden</text:p>
          </table:table-cell>
        </table:table-row>
        <table:table-row>
          <table:table-cell table:style-name="Tabelle17.A2" office:value-type="float" office:value="2">
            <text:p text:style-name="P11">2</text:p>
          </table:table-cell>
          <table:table-cell table:style-name="Tabelle17.B2" office:value-type="float" office:value="2">
            <text:p text:style-name="P11">2</text:p>
          </table:table-cell>
          <table:table-cell table:style-name="Tabelle17.B2" office:value-type="float" office:value="3">
            <text:p text:style-name="P11">3</text:p>
          </table:table-cell>
          <table:table-cell table:style-name="Tabelle17.B2" office:value-type="float" office:value="4">
            <text:p text:style-name="P11">4</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H2" office:value-type="string">
            <text:p text:style-name="P11">Fehler:Streckenbefehl konnte nicht an den SSC-Treiber gesendet werden</text:p>
          </table:table-cell>
        </table:table-row>
        <table:table-row>
          <table:table-cell table:style-name="Tabelle17.A2" office:value-type="float" office:value="2">
            <text:p text:style-name="P11">2</text:p>
          </table:table-cell>
          <table:table-cell table:style-name="Tabelle17.B2" office:value-type="float" office:value="3">
            <text:p text:style-name="P11">3</text:p>
          </table:table-cell>
          <table:table-cell table:style-name="Tabelle17.B2" office:value-type="float" office:value="2">
            <text:p text:style-name="P11">2</text:p>
          </table:table-cell>
          <table:table-cell table:style-name="Tabelle17.D2" office:value-type="string">
            <text:p text:style-name="P11">X</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H2" office:value-type="string">
            <text:p text:style-name="P11">Warnung:Anzahl vergeblicher Versuche den Streckenbefehl an den RS232-Treiber zu senden</text:p>
          </table:table-cell>
        </table:table-row>
        <table:table-row>
          <table:table-cell table:style-name="Tabelle17.A2" office:value-type="float" office:value="2">
            <text:p text:style-name="P11">2</text:p>
          </table:table-cell>
          <table:table-cell table:style-name="Tabelle17.B2" office:value-type="float" office:value="3">
            <text:p text:style-name="P11">3</text:p>
          </table:table-cell>
          <table:table-cell table:style-name="Tabelle17.B2" office:value-type="float" office:value="3">
            <text:p text:style-name="P11">3</text:p>
          </table:table-cell>
          <table:table-cell table:style-name="Tabelle17.B2" office:value-type="float" office:value="4">
            <text:p text:style-name="P11">4</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H2" office:value-type="string">
            <text:p text:style-name="P11">Fehler:Streckenbefehl konnte nicht an den RS232-Treiber gesendet werden</text:p>
          </table:table-cell>
        </table:table-row>
        <table:table-row>
          <table:table-cell table:style-name="Tabelle17.A2" office:value-type="float" office:value="2">
            <text:p text:style-name="P11">2</text:p>
          </table:table-cell>
          <table:table-cell table:style-name="Tabelle17.B2" office:value-type="float" office:value="4">
            <text:p text:style-name="P11">4</text:p>
          </table:table-cell>
          <table:table-cell table:style-name="Tabelle17.B2" office:value-type="float" office:value="3">
            <text:p text:style-name="P11">3</text:p>
          </table:table-cell>
          <table:table-cell table:style-name="Tabelle17.B2" office:value-type="float" office:value="0">
            <text:p text:style-name="P11">0</text:p>
          </table:table-cell>
          <table:table-cell table:style-name="Tabelle17.D2" office:value-type="string">
            <text:p text:style-name="P11">X</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H2" office:value-type="string">
            <text:p text:style-name="P11">Fehler: Fehlermeldung vom SSC-Treiber kommend</text:p>
          </table:table-cell>
        </table:table-row>
        <table:table-row>
          <table:table-cell table:style-name="Tabelle17.A2" office:value-type="float" office:value="2">
            <text:p text:style-name="P11">2</text:p>
          </table:table-cell>
          <table:table-cell table:style-name="Tabelle17.B2" office:value-type="float" office:value="5">
            <text:p text:style-name="P11">5</text:p>
          </table:table-cell>
          <table:table-cell table:style-name="Tabelle17.B2" office:value-type="float" office:value="3">
            <text:p text:style-name="P11">3</text:p>
          </table:table-cell>
          <table:table-cell table:style-name="Tabelle17.B2" office:value-type="float" office:value="0">
            <text:p text:style-name="P11">0</text:p>
          </table:table-cell>
          <table:table-cell table:style-name="Tabelle17.D2" office:value-type="string">
            <text:p text:style-name="P11">X</text:p>
          </table:table-cell>
          <table:table-cell table:style-name="Tabelle17.B2" office:value-type="float" office:value="0">
            <text:p text:style-name="P11">0</text:p>
          </table:table-cell>
          <table:table-cell table:style-name="Tabelle17.B2" office:value-type="float" office:value="0">
            <text:p text:style-name="P11">0</text:p>
          </table:table-cell>
          <table:table-cell table:style-name="Tabelle17.H2" office:value-type="string">
            <text:p text:style-name="P11">Fehler: Fehlermeldung vom RS232-Treiber kommend</text:p>
          </table:table-cell>
        </table:table-row>
        <table:table-row>
          <table:table-cell table:style-name="Tabelle17.A2" office:value-type="float" office:value="2">
            <text:p text:style-name="P11">2</text:p>
          </table:table-cell>
          <table:table-cell table:style-name="Tabelle17.B2" office:value-type="float" office:value="6">
            <text:p text:style-name="P11">6</text:p>
          </table:table-cell>
          <table:table-cell table:style-name="Tabelle17.B2" office:value-type="float" office:value="1">
            <text:p text:style-name="P11">1</text:p>
          </table:table-cell>
          <table:table-cell table:style-name="Tabelle17.D2" office:value-type="string">
            <text:p text:style-name="P11">X</text:p>
          </table:table-cell>
          <table:table-cell table:style-name="Tabelle17.D2" office:value-type="string">
            <text:p text:style-name="P11">X</text:p>
          </table:table-cell>
          <table:table-cell table:style-name="Tabelle17.D2" office:value-type="string">
            <text:p text:style-name="P11">X</text:p>
          </table:table-cell>
          <table:table-cell table:style-name="Tabelle17.B2" office:value-type="float" office:value="0">
            <text:p text:style-name="P11">0</text:p>
          </table:table-cell>
          <table:table-cell table:style-name="Tabelle17.H2" office:value-type="string">
            <text:p text:style-name="P11">Info: Streckenbefehl der an den SSC-Treiber gesendet wurde</text:p>
          </table:table-cell>
        </table:table-row>
        <table:table-row>
          <table:table-cell table:style-name="Tabelle17.A11" office:value-type="float" office:value="2">
            <text:p text:style-name="P11">2</text:p>
          </table:table-cell>
          <table:table-cell table:style-name="Tabelle17.B11" office:value-type="float" office:value="7">
            <text:p text:style-name="P11">7</text:p>
          </table:table-cell>
          <table:table-cell table:style-name="Tabelle17.B11" office:value-type="float" office:value="1">
            <text:p text:style-name="P11">1</text:p>
          </table:table-cell>
          <table:table-cell table:style-name="Tabelle17.D11" office:value-type="string">
            <text:p text:style-name="P11">X</text:p>
          </table:table-cell>
          <table:table-cell table:style-name="Tabelle17.D11" office:value-type="string">
            <text:p text:style-name="P11">X</text:p>
          </table:table-cell>
          <table:table-cell table:style-name="Tabelle17.D11" office:value-type="string">
            <text:p text:style-name="P11">X</text:p>
          </table:table-cell>
          <table:table-cell table:style-name="Tabelle17.B11" office:value-type="float" office:value="0">
            <text:p text:style-name="P11">0</text:p>
          </table:table-cell>
          <table:table-cell table:style-name="Tabelle17.H11" office:value-type="string">
            <text:p text:style-name="P11">Info:Streckenbefehl der an den RS232-Treiber gesendet wurde. </text:p>
          </table:table-cell>
        </table:table-row>
      </table:table>
      <text:h text:style-name="P27" text:outline-level="2"><text:s/>Test-Protokoll</text:h>
      <text:p text:style-name="P11">Das Konsolen-Ergebnis wird in das Dokument 'Protokoll_Test_AS' kopiert und </text:p>
      <text:p text:style-name="P11">diese Datei im Ordner 'Google Code → Dokumente → 04_Tests → 04.03_Testprotokolle → </text:p>
      <text:p text:style-name="P17">04.03.00_Auditing_System' abgelegt.</text:p>
      <text:p text:style-name="P11"/>
      <text:h text:style-name="Heading_20_1" text:outline-level="1"><text:s/>Auswertung</text:h>
      <text:p text:style-name="P12">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text-autospace="none" style:writing-mode="lr-tb">
        <style:tab-stops>
          <style:tab-stop style:position="2.3819in"/>
          <style:tab-stop style:position="3.3862in"/>
          <style:tab-stop style:position="4.7646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0.4917in" fo:margin-right="0in" fo:margin-top="0in" fo:margin-bottom="0.1665in" fo:text-indent="-0.4917in" style:auto-text-indent="false" style:page-number="auto" fo:break-before="page" fo:background-color="transparent" style:shadow="none" fo:keep-with-next="always">
        <style:tab-stops>
          <style:tab-stop style:position="2.3819in"/>
          <style:tab-stop style:position="3.3862in"/>
          <style:tab-stop style:position="4.7646in"/>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keep-together="always" fo:text-indent="0in" style:auto-text-indent="false" fo:keep-with-next="always">
        <style:tab-stops>
          <style:tab-stop style:position="2.3819in"/>
          <style:tab-stop style:position="3.3862in"/>
          <style:tab-stop style:position="4.7646in"/>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1.4752in" fo:margin-right="0in" fo:margin-top="0.0835in" fo:margin-bottom="0.0835in" fo:text-indent="-0.4917in" style:auto-text-indent="false">
        <style:tab-stops>
          <style:tab-stop style:position="2.3819in"/>
          <style:tab-stop style:position="3.3862in"/>
          <style:tab-stop style:position="4.7646in"/>
        </style:tab-stops>
      </style:paragraph-properties>
    </style:style>
    <style:style style:name="Heading_20_4" style:display-name="Heading 4" style:family="paragraph" style:parent-style-name="Heading_20_3" style:next-style-name="Standard" style:default-outline-level="4" style:list-style-name="" style:class="text">
      <style:paragraph-properties fo:margin-left="1.9665in" fo:margin-right="0in" fo:text-indent="-0.4917in" style:auto-text-indent="false">
        <style:tab-stops>
          <style:tab-stop style:position="2.3819in"/>
          <style:tab-stop style:position="3.3862in"/>
          <style:tab-stop style:position="4.7646in"/>
        </style:tab-stops>
      </style:paragraph-properties>
    </style:style>
    <style:style style:name="Heading_20_5" style:display-name="Heading 5" style:family="paragraph" style:parent-style-name="Heading_20_3" style:next-style-name="Standard" style:default-outline-level="5" style:list-style-name="" style:class="text">
      <style:paragraph-properties fo:margin-left="2.4583in" fo:margin-right="0in" fo:text-indent="-0.4917in" style:auto-text-indent="false">
        <style:tab-stops>
          <style:tab-stop style:position="2.3819in"/>
          <style:tab-stop style:position="3.3862in"/>
          <style:tab-stop style:position="4.7646in"/>
        </style:tab-stops>
      </style:paragraph-properties>
    </style:style>
    <style:style style:name="Heading_20_6" style:display-name="Heading 6" style:family="paragraph" style:parent-style-name="Heading_20_3" style:next-style-name="Standard" style:default-outline-level="6" style:list-style-name="" style:class="text">
      <style:paragraph-properties fo:margin-left="2.95in" fo:margin-right="0in" fo:text-indent="-0.4917in" style:auto-text-indent="false">
        <style:tab-stops>
          <style:tab-stop style:position="2.3819in"/>
          <style:tab-stop style:position="3.3862in"/>
          <style:tab-stop style:position="4.7646in"/>
        </style:tab-stops>
      </style:paragraph-properties>
    </style:style>
    <style:style style:name="Heading_20_7" style:display-name="Heading 7" style:family="paragraph" style:parent-style-name="Heading_20_3" style:next-style-name="Standard" style:default-outline-level="7" style:list-style-name="" style:class="text">
      <style:paragraph-properties fo:margin-left="3.4417in" fo:margin-right="0in" fo:text-indent="-0.4917in" style:auto-text-indent="false">
        <style:tab-stops>
          <style:tab-stop style:position="2.3819in"/>
          <style:tab-stop style:position="3.3862in"/>
          <style:tab-stop style:position="4.7646in"/>
        </style:tab-stops>
      </style:paragraph-properties>
    </style:style>
    <style:style style:name="Heading_20_8" style:display-name="Heading 8" style:family="paragraph" style:parent-style-name="Heading_20_3" style:next-style-name="Standard" style:default-outline-level="8" style:list-style-name="" style:class="text">
      <style:paragraph-properties fo:margin-left="3.9335in" fo:margin-right="0in" fo:text-indent="-0.4917in" style:auto-text-indent="false">
        <style:tab-stops>
          <style:tab-stop style:position="2.3819in"/>
          <style:tab-stop style:position="3.3862in"/>
          <style:tab-stop style:position="4.7646in"/>
        </style:tab-stops>
      </style:paragraph-properties>
    </style:style>
    <style:style style:name="Heading_20_9" style:display-name="Heading 9" style:family="paragraph" style:parent-style-name="Heading_20_3" style:next-style-name="Standard" style:default-outline-level="9" style:list-style-name="" style:class="text">
      <style:paragraph-properties fo:margin-left="4.4252in" fo:margin-right="0in" fo:text-indent="-0.4917in" style:auto-text-indent="false">
        <style:tab-stops>
          <style:tab-stop style:position="0.25in"/>
          <style:tab-stop style:position="2.3819in"/>
          <style:tab-stop style:position="3.3862in"/>
          <style:tab-stop style:position="4.7646in"/>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6.9693in"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6.9693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139in" fo:margin-right="0in" fo:text-indent="0in" style:auto-text-indent="false">
        <style:tab-stops>
          <style:tab-stop style:position="6.9693in"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1374in" fo:margin-right="0in" fo:text-indent="0in" style:auto-text-indent="false"/>
    </style:style>
    <style:style style:name="Contents_20_5" style:display-name="Contents 5" style:family="paragraph" style:parent-style-name="Contents_20_3" style:next-style-name="Standard" style:class="index">
      <style:paragraph-properties fo:margin-left="0.1374in" fo:margin-right="0in" fo:text-indent="0in" style:auto-text-indent="false"/>
    </style:style>
    <style:style style:name="Contents_20_6" style:display-name="Contents 6" style:family="paragraph" style:parent-style-name="Contents_20_3" style:next-style-name="Standard" style:class="index">
      <style:paragraph-properties fo:margin-left="0.1374in" fo:margin-right="0in" fo:text-indent="0in" style:auto-text-indent="false"/>
    </style:style>
    <style:style style:name="Contents_20_7" style:display-name="Contents 7" style:family="paragraph" style:parent-style-name="Contents_20_3" style:next-style-name="Standard" style:class="index">
      <style:paragraph-properties fo:margin-left="0.1374in" fo:margin-right="0in" fo:text-indent="0in" style:auto-text-indent="false"/>
    </style:style>
    <style:style style:name="Contents_20_8" style:display-name="Contents 8" style:family="paragraph" style:parent-style-name="Contents_20_3" style:next-style-name="Standard" style:class="index">
      <style:paragraph-properties fo:margin-left="0.1374in" fo:margin-right="0in" fo:text-indent="0in" style:auto-text-indent="false"/>
    </style:style>
    <style:style style:name="Contents_20_9" style:display-name="Contents 9" style:family="paragraph" style:parent-style-name="Contents_20_3" style:next-style-name="Standard" style:class="index">
      <style:paragraph-properties fo:margin-left="0.1374in" fo:margin-right="0in" fo:text-indent="0in" style:auto-text-indent="false"/>
    </style:style>
    <style:style style:name="Footer" style:family="paragraph" style:parent-style-name="Standard" style:class="extra">
      <style:paragraph-properties fo:margin-top="0in" fo:margin-bottom="0in" fo:line-height="0.222in">
        <style:tab-stops>
          <style:tab-stop style:position="3.4846in" style:type="center"/>
          <style:tab-stop style:position="6.9693in"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in" fo:margin-bottom="0in"/>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hyphenation-ladder-count="no-limit" text:number-lines="false" text:line-number="0" style:vertical-align="baseline"/>
      <style:text-properties style:letter-kerning="true"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6.9688in" table:align="left" style:writing-mode="lr-tb"/>
    </style:style>
    <style:style style:name="Tabelle2.A" style:family="table-column">
      <style:table-column-properties style:column-width="3.3979in"/>
    </style:style>
    <style:style style:name="Tabelle2.B" style:family="table-column">
      <style:table-column-properties style:column-width="1.2292in"/>
    </style:style>
    <style:style style:name="Tabelle2.C" style:family="table-column">
      <style:table-column-properties style:column-width="2.3417in"/>
    </style:style>
    <style:style style:name="Tabelle2.1" style:family="table-row">
      <style:table-row-properties style:keep-together="false" fo:keep-together="always"/>
    </style:style>
    <style:style style:name="Tabelle2.A1" style:family="table-cell">
      <style:table-cell-properties style:vertical-align="top" fo:padding="0in" fo:border="none" style:writing-mode="lr-tb"/>
    </style:style>
    <style:style style:name="M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MP6"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MP7" style:family="paragraph" style:parent-style-name="Header">
      <style:paragraph-properties>
        <style:tab-stops>
          <style:tab-stop style:position="6.9693in"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page-layout style:name="Mpm1">
      <style:page-layout-properties fo:page-width="8.2673in" fo:page-height="11.6925in" style:num-format="1" style:print-orientation="portrait" fo:margin-top="0.5516in" fo:margin-bottom="0.6299in" fo:margin-left="0.9055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2209in" fo:margin-left="0in" fo:margin-right="0in" fo:margin-bottom="1.1819in" style:dynamic-spacing="true"/>
      </style:header-style>
      <style:footer-style>
        <style:header-footer-properties fo:min-height="0.1575in" fo:margin-left="0in" fo:margin-right="0in" fo:margin-top="0.1189in"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Auditing-System</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in" svg:y="1.772in" svg:width="6.9689in" svg:height="0.1575in" draw:z-index="7"><draw:text-box><text:p text:style-name="MP5"><text:s/></text:p><text:p text:style-name="MP5"/></draw:text-box></draw:frame></text:p>
      </style:header>
      <style:footer>
        <text:p text:style-name="Footer"><draw:frame draw:style-name="Mfr1" draw:name="Rahmen8" text:anchor-type="char" svg:x="0in" svg:y="10.7492in" svg:width="6.9689in" svg:height="0.1575in" draw:z-index="31"><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18</text:page-number>/<text:page-count style:num-format="1">18</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Auditing-System</text:reference-ref></text:span><draw:frame draw:style-name="Mfr1" draw:name="Rahmen11" text:anchor-type="char" svg:x="0in" svg:y="1.772in" svg:width="6.9689in" svg:height="0.1575in" draw:z-index="34"><draw:text-box><text:p text:style-name="MP5"/></draw:text-box></draw:frame><text:tab/><text:subject>Sichere Eisenbahnsteuerung</text:subject></text:p>
      </style:header>
      <style:footer>
        <text:p text:style-name="Footer"><draw:frame draw:style-name="Mfr1" draw:name="Rahmen10" text:anchor-type="char" svg:x="0in" svg:y="10.7492in" svg:width="6.9689in" svg:height="0.1575in" draw:z-index="35"><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18</text:page-number>/<text:page-count style:num-format="1">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Modul-Design</dc:title>
    <dc:subject>Sichere Eisenbahnsteuerung</dc:subject>
    <meta:initial-creator>Norman Nieß</meta:initial-creator>
    <meta:creation-date>2010-04-21T17:30:24.76</meta:creation-date>
    <meta:editing-cycles>94</meta:editing-cycles>
    <meta:editing-duration>PT14H01M37S</meta:editing-duration>
    <dc:date>2011-01-18T14:04:48</dc:date>
    <meta:document-statistic meta:table-count="17" meta:image-count="0" meta:object-count="0" meta:page-count="18" meta:paragraph-count="418" meta:word-count="1580" meta:character-count="11556"/>
    <dc:creator>Fabian </dc:creator>
    <meta:user-defined meta:name="Info 1"/>
    <meta:user-defined meta:name="Info 2"/>
    <meta:user-defined meta:name="Info 3"/>
    <meta:user-defined meta:name="Info 4"/>
  </office:meta>
</office:document-meta>
</file>